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f3559" officeooo:paragraph-rsid="000f3559"/>
    </style:style>
    <style:style style:name="P7" style:family="paragraph" style:parent-style-name="Standard">
      <style:text-properties officeooo:rsid="001053a8" officeooo:paragraph-rsid="001053a8"/>
    </style:style>
    <style:style style:name="P8" style:family="paragraph" style:parent-style-name="Standard">
      <style:text-properties officeooo:rsid="0010cf8b" officeooo:paragraph-rsid="0010cf8b"/>
    </style:style>
    <style:style style:name="P9" style:family="paragraph" style:parent-style-name="Standard">
      <style:text-properties officeooo:rsid="0041ee44" officeooo:paragraph-rsid="0041ee44"/>
    </style:style>
    <style:style style:name="P10" style:family="paragraph" style:parent-style-name="Standard">
      <style:text-properties officeooo:rsid="00126393" officeooo:paragraph-rsid="00126393"/>
    </style:style>
    <style:style style:name="P11" style:family="paragraph" style:parent-style-name="Standard">
      <style:text-properties officeooo:rsid="00126393" officeooo:paragraph-rsid="007d6dbc"/>
    </style:style>
    <style:style style:name="P12" style:family="paragraph" style:parent-style-name="Standard">
      <style:text-properties officeooo:rsid="00129d0d" officeooo:paragraph-rsid="00129d0d"/>
    </style:style>
    <style:style style:name="P13" style:family="paragraph" style:parent-style-name="Standard">
      <style:text-properties officeooo:rsid="00139b4c" officeooo:paragraph-rsid="00139b4c"/>
    </style:style>
    <style:style style:name="P14" style:family="paragraph" style:parent-style-name="Standard">
      <style:text-properties officeooo:rsid="001479b4" officeooo:paragraph-rsid="001479b4"/>
    </style:style>
    <style:style style:name="P15" style:family="paragraph" style:parent-style-name="Standard">
      <style:text-properties officeooo:rsid="0016a286" officeooo:paragraph-rsid="0016a286"/>
    </style:style>
    <style:style style:name="P16" style:family="paragraph" style:parent-style-name="Standard">
      <style:text-properties officeooo:rsid="0016a286" officeooo:paragraph-rsid="00cbdb09"/>
    </style:style>
    <style:style style:name="P17" style:family="paragraph" style:parent-style-name="Standard">
      <style:text-properties officeooo:rsid="0015e595" officeooo:paragraph-rsid="0015e595"/>
    </style:style>
    <style:style style:name="P18" style:family="paragraph" style:parent-style-name="Standard">
      <style:text-properties officeooo:rsid="0015e595" officeooo:paragraph-rsid="0016a286"/>
    </style:style>
    <style:style style:name="P19" style:family="paragraph" style:parent-style-name="Standard">
      <style:text-properties officeooo:rsid="0017a32e" officeooo:paragraph-rsid="0017a32e"/>
    </style:style>
    <style:style style:name="P20" style:family="paragraph" style:parent-style-name="Standard">
      <style:text-properties officeooo:rsid="0017a32e" officeooo:paragraph-rsid="00cbdb09"/>
    </style:style>
    <style:style style:name="P21" style:family="paragraph" style:parent-style-name="Standard">
      <style:text-properties officeooo:rsid="00188125" officeooo:paragraph-rsid="00188125"/>
    </style:style>
    <style:style style:name="P22" style:family="paragraph" style:parent-style-name="Standard">
      <style:text-properties officeooo:rsid="00188125" officeooo:paragraph-rsid="001bc379"/>
    </style:style>
    <style:style style:name="P23" style:family="paragraph" style:parent-style-name="Standard">
      <style:text-properties officeooo:rsid="001a49ab" officeooo:paragraph-rsid="001a49ab"/>
    </style:style>
    <style:style style:name="P24" style:family="paragraph" style:parent-style-name="Standard">
      <style:text-properties officeooo:rsid="0022225c" officeooo:paragraph-rsid="0022225c"/>
    </style:style>
    <style:style style:name="P25" style:family="paragraph" style:parent-style-name="Standard">
      <style:text-properties officeooo:rsid="00272754" officeooo:paragraph-rsid="00272754"/>
    </style:style>
    <style:style style:name="P26" style:family="paragraph" style:parent-style-name="Standard">
      <style:text-properties officeooo:rsid="00272754" officeooo:paragraph-rsid="0038dec6"/>
    </style:style>
    <style:style style:name="P27" style:family="paragraph" style:parent-style-name="Standard">
      <style:text-properties officeooo:rsid="00272754" officeooo:paragraph-rsid="00479022"/>
    </style:style>
    <style:style style:name="P28" style:family="paragraph" style:parent-style-name="Standard">
      <style:text-properties officeooo:rsid="00272754" officeooo:paragraph-rsid="00b4ec87"/>
    </style:style>
    <style:style style:name="P29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0" style:family="paragraph" style:parent-style-name="Standard">
      <style:text-properties officeooo:rsid="00265cfa" officeooo:paragraph-rsid="00265cfa"/>
    </style:style>
    <style:style style:name="P31" style:family="paragraph" style:parent-style-name="Standard">
      <style:text-properties officeooo:paragraph-rsid="003c1795"/>
    </style:style>
    <style:style style:name="P32" style:family="paragraph" style:parent-style-name="Standard">
      <style:text-properties officeooo:rsid="002aa451" officeooo:paragraph-rsid="002aa451"/>
    </style:style>
    <style:style style:name="P33" style:family="paragraph" style:parent-style-name="Standard">
      <style:text-properties officeooo:rsid="002e0215" officeooo:paragraph-rsid="002e0215"/>
    </style:style>
    <style:style style:name="P34" style:family="paragraph" style:parent-style-name="Standard">
      <style:text-properties officeooo:rsid="002e0215" officeooo:paragraph-rsid="009fd4ad"/>
    </style:style>
    <style:style style:name="P35" style:family="paragraph" style:parent-style-name="Standard">
      <style:text-properties officeooo:rsid="002e0215" officeooo:paragraph-rsid="00a27e32"/>
    </style:style>
    <style:style style:name="P36" style:family="paragraph" style:parent-style-name="Standard">
      <style:text-properties officeooo:rsid="002e0215" officeooo:paragraph-rsid="00a31b24"/>
    </style:style>
    <style:style style:name="P37" style:family="paragraph" style:parent-style-name="Standard">
      <style:text-properties officeooo:rsid="002e8817" officeooo:paragraph-rsid="002e8817"/>
    </style:style>
    <style:style style:name="P38" style:family="paragraph" style:parent-style-name="Standard">
      <style:text-properties officeooo:rsid="00345f1d" officeooo:paragraph-rsid="00345f1d"/>
    </style:style>
    <style:style style:name="P39" style:family="paragraph" style:parent-style-name="Standard">
      <style:text-properties officeooo:rsid="00479022" officeooo:paragraph-rsid="00479022"/>
    </style:style>
    <style:style style:name="P40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1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2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3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4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5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49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0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1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2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3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4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57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58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59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60" style:family="paragraph" style:parent-style-name="Standard">
      <style:text-properties fo:color="#000000" loext:opacity="100%" style:font-name="Liberation Serif" fo:font-size="8pt" officeooo:paragraph-rsid="005bd445" style:font-size-asian="8pt" style:font-size-complex="8pt"/>
    </style:style>
    <style:style style:name="P61" style:family="paragraph" style:parent-style-name="Standard">
      <style:text-properties fo:color="#000000" loext:opacity="100%" style:font-name="Liberation Serif" fo:font-size="8pt" officeooo:rsid="005bd445" officeooo:paragraph-rsid="005c2b2e" style:font-size-asian="8pt" style:font-size-complex="8pt"/>
    </style:style>
    <style:style style:name="P62" style:family="paragraph" style:parent-style-name="Standard">
      <style:text-properties fo:color="#000000" loext:opacity="100%" officeooo:rsid="00716545" officeooo:paragraph-rsid="004bb7cf"/>
    </style:style>
    <style:style style:name="P63" style:family="paragraph" style:parent-style-name="Standard">
      <style:text-properties fo:color="#000000" loext:opacity="100%" officeooo:rsid="00768321" officeooo:paragraph-rsid="0051ecc2"/>
    </style:style>
    <style:style style:name="P64" style:family="paragraph" style:parent-style-name="Standard">
      <style:text-properties fo:color="#000000" loext:opacity="100%" officeooo:rsid="00dee247" officeooo:paragraph-rsid="0051ecc2"/>
    </style:style>
    <style:style style:name="P65" style:family="paragraph" style:parent-style-name="Standard">
      <style:text-properties fo:color="#000000" loext:opacity="100%" officeooo:rsid="0010cf8b" officeooo:paragraph-rsid="0010cf8b"/>
    </style:style>
    <style:style style:name="P66" style:family="paragraph" style:parent-style-name="Standard">
      <style:text-properties fo:color="#000000" loext:opacity="100%" officeooo:rsid="001e8a9f" officeooo:paragraph-rsid="00acb830"/>
    </style:style>
    <style:style style:name="P67" style:family="paragraph" style:parent-style-name="Standard">
      <style:text-properties fo:color="#000000" loext:opacity="100%" officeooo:rsid="001dfc2a" officeooo:paragraph-rsid="00acb830"/>
    </style:style>
    <style:style style:name="P68" style:family="paragraph" style:parent-style-name="Standard">
      <style:text-properties style:font-name="Liberation Serif" officeooo:rsid="00679e75" officeooo:paragraph-rsid="00479022"/>
    </style:style>
    <style:style style:name="P69" style:family="paragraph" style:parent-style-name="Standard">
      <style:text-properties style:font-name="Liberation Serif" officeooo:rsid="00679e75" officeooo:paragraph-rsid="0048683e"/>
    </style:style>
    <style:style style:name="P70" style:family="paragraph" style:parent-style-name="Standard">
      <style:text-properties style:font-name="Liberation Serif" officeooo:rsid="006709da" officeooo:paragraph-rsid="00479022"/>
    </style:style>
    <style:style style:name="P71" style:family="paragraph" style:parent-style-name="Standard">
      <style:text-properties style:font-name="Liberation Serif" officeooo:rsid="0050f3a2" officeooo:paragraph-rsid="0050f3a2"/>
    </style:style>
    <style:style style:name="P72" style:family="paragraph" style:parent-style-name="Standard">
      <style:text-properties style:font-name="Liberation Serif" officeooo:rsid="0050f3a2" officeooo:paragraph-rsid="00479022"/>
    </style:style>
    <style:style style:name="P73" style:family="paragraph" style:parent-style-name="Standard">
      <style:text-properties style:font-name="Liberation Serif" officeooo:rsid="0053aa9e" officeooo:paragraph-rsid="0053aa9e"/>
    </style:style>
    <style:style style:name="P74" style:family="paragraph" style:parent-style-name="Standard">
      <style:text-properties style:font-name="Liberation Serif" officeooo:rsid="002593df" officeooo:paragraph-rsid="0051ecc2"/>
    </style:style>
    <style:style style:name="P75" style:family="paragraph" style:parent-style-name="Standard">
      <style:text-properties style:font-name="Liberation Serif" officeooo:paragraph-rsid="0048683e"/>
    </style:style>
    <style:style style:name="P76" style:family="paragraph" style:parent-style-name="Standard">
      <style:text-properties style:font-name="Liberation Serif" fo:font-style="italic" officeooo:rsid="0061622c" officeooo:paragraph-rsid="0048683e" style:font-style-asian="italic" style:font-style-complex="italic"/>
    </style:style>
    <style:style style:name="P77" style:family="paragraph" style:parent-style-name="Standard">
      <style:text-properties officeooo:rsid="0048683e" officeooo:paragraph-rsid="0048683e"/>
    </style:style>
    <style:style style:name="P78" style:family="paragraph" style:parent-style-name="Standard">
      <style:text-properties officeooo:rsid="00679e75" officeooo:paragraph-rsid="0048683e"/>
    </style:style>
    <style:style style:name="P79" style:family="paragraph" style:parent-style-name="Standard">
      <style:text-properties officeooo:paragraph-rsid="0050f3a2"/>
    </style:style>
    <style:style style:name="P80" style:family="paragraph" style:parent-style-name="Standard">
      <style:paragraph-properties fo:text-align="justify" style:justify-single-word="false"/>
      <style:text-properties officeooo:paragraph-rsid="0051ecc2"/>
    </style:style>
    <style:style style:name="P81" style:family="paragraph" style:parent-style-name="Standard">
      <style:paragraph-properties fo:text-align="justify" style:justify-single-word="false"/>
      <style:text-properties officeooo:paragraph-rsid="0053aa9e"/>
    </style:style>
    <style:style style:name="P82" style:family="paragraph" style:parent-style-name="Standard">
      <style:paragraph-properties fo:text-align="start" style:justify-single-word="false"/>
      <style:text-properties officeooo:paragraph-rsid="0053aa9e"/>
    </style:style>
    <style:style style:name="P83" style:family="paragraph" style:parent-style-name="Standard">
      <style:paragraph-properties fo:text-align="start" style:justify-single-word="false"/>
      <style:text-properties officeooo:paragraph-rsid="00aacddc"/>
    </style:style>
    <style:style style:name="P84" style:family="paragraph" style:parent-style-name="Standard">
      <style:paragraph-properties fo:text-align="start" style:justify-single-word="false"/>
      <style:text-properties officeooo:paragraph-rsid="00aefd73"/>
    </style:style>
    <style:style style:name="P85" style:family="paragraph" style:parent-style-name="Standard">
      <style:paragraph-properties fo:text-align="start" style:justify-single-word="false"/>
      <style:text-properties officeooo:paragraph-rsid="00cd9d93"/>
    </style:style>
    <style:style style:name="P86" style:family="paragraph" style:parent-style-name="Standard">
      <style:paragraph-properties fo:text-align="start" style:justify-single-word="false"/>
      <style:text-properties officeooo:paragraph-rsid="00ce3a90"/>
    </style:style>
    <style:style style:name="P87" style:family="paragraph" style:parent-style-name="Standard">
      <style:text-properties officeooo:paragraph-rsid="00537643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9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0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0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variant="normal" fo:text-transform="none" fo:color="#861141" loext:opacity="100%" style:font-name="Source Code Pro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06" style:family="paragraph" style:parent-style-name="Standard">
      <style:text-properties fo:font-variant="normal" fo:text-transform="none" fo:color="#861141" loext:opacity="100%" style:font-name="Source Code Pro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" fo:font-size="10pt" fo:letter-spacing="normal" fo:font-style="normal" fo:font-weight="normal" officeooo:rsid="00aab786" officeooo:paragraph-rsid="0053aa9e" style:font-size-asian="10pt" style:font-size-complex="10pt"/>
    </style:style>
    <style:style style:name="P108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09" style:family="paragraph" style:parent-style-name="Standard">
      <style:text-properties officeooo:rsid="005e1989" officeooo:paragraph-rsid="005fa666"/>
    </style:style>
    <style:style style:name="P110" style:family="paragraph" style:parent-style-name="Standard">
      <style:text-properties fo:color="#861141" loext:opacity="100%" style:font-name="Source Code Pro" fo:font-size="10pt" officeooo:rsid="000d6d01" officeooo:paragraph-rsid="000d6d01" style:font-size-asian="10pt" style:font-size-complex="10pt"/>
    </style:style>
    <style:style style:name="P111" style:family="paragraph" style:parent-style-name="Standard">
      <style:text-properties fo:color="#861141" loext:opacity="100%" style:font-name="Source Code Pro" fo:font-size="10pt" officeooo:rsid="000d6d01" officeooo:paragraph-rsid="000f3559" style:font-size-asian="10pt" style:font-size-complex="10pt"/>
    </style:style>
    <style:style style:name="P112" style:family="paragraph" style:parent-style-name="Standard">
      <style:text-properties fo:color="#861141" loext:opacity="100%" style:font-name="Source Code Pro" fo:font-size="10pt" officeooo:rsid="000d6d01" officeooo:paragraph-rsid="001053a8" style:font-size-asian="10pt" style:font-size-complex="10pt"/>
    </style:style>
    <style:style style:name="P113" style:family="paragraph" style:parent-style-name="Standard">
      <style:text-properties fo:color="#861141" loext:opacity="100%" style:font-name="Source Code Pro" fo:font-size="10pt" officeooo:rsid="000d6d01" officeooo:paragraph-rsid="006bd3c6" style:font-size-asian="10pt" style:font-size-complex="10pt"/>
    </style:style>
    <style:style style:name="P114" style:family="paragraph" style:parent-style-name="Standard">
      <style:text-properties fo:color="#861141" loext:opacity="100%" style:font-name="Source Code Pro" fo:font-size="10pt" officeooo:rsid="000d6d01" officeooo:paragraph-rsid="0010cf8b" style:font-size-asian="10pt" style:font-size-complex="10pt"/>
    </style:style>
    <style:style style:name="P115" style:family="paragraph" style:parent-style-name="Standard">
      <style:text-properties fo:color="#861141" loext:opacity="100%" style:font-name="Source Code Pro" fo:font-size="10pt" officeooo:rsid="000d6d01" officeooo:paragraph-rsid="00126393" style:font-size-asian="10pt" style:font-size-complex="10pt"/>
    </style:style>
    <style:style style:name="P116" style:family="paragraph" style:parent-style-name="Standard">
      <style:text-properties fo:color="#861141" loext:opacity="100%" style:font-name="Source Code Pro" fo:font-size="10pt" officeooo:rsid="000d6d01" officeooo:paragraph-rsid="00129d0d" style:font-size-asian="10pt" style:font-size-complex="10pt"/>
    </style:style>
    <style:style style:name="P117" style:family="paragraph" style:parent-style-name="Standard">
      <style:text-properties fo:color="#861141" loext:opacity="100%" style:font-name="Source Code Pro" fo:font-size="10pt" officeooo:rsid="000d6d01" officeooo:paragraph-rsid="00139b4c" style:font-size-asian="10pt" style:font-size-complex="10pt"/>
    </style:style>
    <style:style style:name="P118" style:family="paragraph" style:parent-style-name="Standard">
      <style:text-properties fo:color="#861141" loext:opacity="100%" style:font-name="Source Code Pro" fo:font-size="10pt" officeooo:rsid="000d6d01" officeooo:paragraph-rsid="001479b4" style:font-size-asian="10pt" style:font-size-complex="10pt"/>
    </style:style>
    <style:style style:name="P119" style:family="paragraph" style:parent-style-name="Standard">
      <style:text-properties fo:color="#861141" loext:opacity="100%" style:font-name="Source Code Pro" fo:font-size="10pt" officeooo:rsid="000d6d01" officeooo:paragraph-rsid="0015e595" style:font-size-asian="10pt" style:font-size-complex="10pt"/>
    </style:style>
    <style:style style:name="P120" style:family="paragraph" style:parent-style-name="Standard">
      <style:text-properties fo:color="#861141" loext:opacity="100%" style:font-name="Source Code Pro" fo:font-size="10pt" officeooo:rsid="000d6d01" officeooo:paragraph-rsid="00188125" style:font-size-asian="10pt" style:font-size-complex="10pt"/>
    </style:style>
    <style:style style:name="P121" style:family="paragraph" style:parent-style-name="Standard">
      <style:text-properties fo:color="#861141" loext:opacity="100%" style:font-name="Source Code Pro" fo:font-size="10pt" officeooo:rsid="000d6d01" officeooo:paragraph-rsid="001a49ab" style:font-size-asian="10pt" style:font-size-complex="10pt"/>
    </style:style>
    <style:style style:name="P122" style:family="paragraph" style:parent-style-name="Standard">
      <style:text-properties fo:color="#861141" loext:opacity="100%" style:font-name="Source Code Pro" fo:font-size="10pt" officeooo:rsid="000d6d01" officeooo:paragraph-rsid="0022225c" style:font-size-asian="10pt" style:font-size-complex="10pt"/>
    </style:style>
    <style:style style:name="P123" style:family="paragraph" style:parent-style-name="Standard">
      <style:text-properties fo:color="#861141" loext:opacity="100%" style:font-name="Source Code Pro" fo:font-size="10pt" officeooo:rsid="000d6d01" officeooo:paragraph-rsid="00272754" style:font-size-asian="10pt" style:font-size-complex="10pt"/>
    </style:style>
    <style:style style:name="P124" style:family="paragraph" style:parent-style-name="Standard">
      <style:text-properties fo:color="#861141" loext:opacity="100%" style:font-name="Source Code Pro" fo:font-size="10pt" officeooo:rsid="000d6d01" officeooo:paragraph-rsid="008cc77e" style:font-size-asian="10pt" style:font-size-complex="10pt"/>
    </style:style>
    <style:style style:name="P125" style:family="paragraph" style:parent-style-name="Standard">
      <style:text-properties fo:color="#861141" loext:opacity="100%" style:font-name="Source Code Pro" fo:font-size="10pt" officeooo:rsid="000d6d01" officeooo:paragraph-rsid="0038dec6" style:font-size-asian="10pt" style:font-size-complex="10pt"/>
    </style:style>
    <style:style style:name="P126" style:family="paragraph" style:parent-style-name="Standard">
      <style:text-properties fo:color="#861141" loext:opacity="100%" style:font-name="Source Code Pro" fo:font-size="10pt" officeooo:rsid="000d6d01" officeooo:paragraph-rsid="002e0215" style:font-size-asian="10pt" style:font-size-complex="10pt"/>
    </style:style>
    <style:style style:name="P127" style:family="paragraph" style:parent-style-name="Standard">
      <style:text-properties fo:color="#861141" loext:opacity="100%" style:font-name="Source Code Pro" fo:font-size="10pt" officeooo:rsid="000d6d01" officeooo:paragraph-rsid="0041ee44" style:font-size-asian="10pt" style:font-size-complex="10pt"/>
    </style:style>
    <style:style style:name="P128" style:family="paragraph" style:parent-style-name="Standard">
      <style:text-properties fo:color="#861141" loext:opacity="100%" style:font-name="Source Code Pro" fo:font-size="10pt" officeooo:rsid="000d6d01" officeooo:paragraph-rsid="00c05f43" style:font-size-asian="10pt" style:font-size-complex="10pt"/>
    </style:style>
    <style:style style:name="P129" style:family="paragraph" style:parent-style-name="Standard">
      <style:text-properties fo:color="#861141" loext:opacity="100%" style:font-name="Source Code Pro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30" style:family="paragraph" style:parent-style-name="Standard">
      <style:text-properties fo:color="#861141" loext:opacity="100%" style:font-name="Source Code Pro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31" style:family="paragraph" style:parent-style-name="Standard">
      <style:text-properties officeooo:paragraph-rsid="001053a8"/>
    </style:style>
    <style:style style:name="P132" style:family="paragraph" style:parent-style-name="Standard">
      <style:text-properties fo:color="#dddddd" loext:opacity="100%" officeooo:rsid="0010cf8b" officeooo:paragraph-rsid="0010cf8b"/>
    </style:style>
    <style:style style:name="P133" style:family="paragraph" style:parent-style-name="Standard">
      <style:text-properties officeooo:rsid="0082abb9" officeooo:paragraph-rsid="0082abb9"/>
    </style:style>
    <style:style style:name="P134" style:family="paragraph" style:parent-style-name="Standard">
      <style:text-properties officeooo:rsid="0089b6ed" officeooo:paragraph-rsid="0089b6ed"/>
    </style:style>
    <style:style style:name="P135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36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37" style:family="paragraph" style:parent-style-name="Standard">
      <style:text-properties officeooo:rsid="0060c23a" officeooo:paragraph-rsid="00684b19"/>
    </style:style>
    <style:style style:name="P138" style:family="paragraph" style:parent-style-name="Standard">
      <style:text-properties officeooo:paragraph-rsid="004bb7cf"/>
    </style:style>
    <style:style style:name="P139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4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4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153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15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158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159" style:family="paragraph" style:parent-style-name="Standard">
      <style:text-properties officeooo:rsid="0051ecc2" officeooo:paragraph-rsid="00b4ec87"/>
    </style:style>
    <style:style style:name="P160" style:family="paragraph" style:parent-style-name="Standard">
      <style:text-properties officeooo:paragraph-rsid="00b4ec87"/>
    </style:style>
    <style:style style:name="P161" style:family="paragraph" style:parent-style-name="Standard">
      <style:text-properties officeooo:rsid="00436609" officeooo:paragraph-rsid="0010cf8b"/>
    </style:style>
    <style:style style:name="P162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163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16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165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166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167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168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169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170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171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172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174" style:family="paragraph" style:parent-style-name="Standard">
      <style:text-properties fo:color="#000000" loext:opacity="100%" officeooo:rsid="00768321" officeooo:paragraph-rsid="004bb7cf"/>
    </style:style>
    <style:style style:name="P175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17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77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7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179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180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81" style:family="paragraph" style:parent-style-name="Standard">
      <style:text-properties fo:color="#861141" loext:opacity="100%" style:font-name="Source Code Pro" fo:font-size="10pt" officeooo:rsid="000d6d01" officeooo:paragraph-rsid="00bd9fbc" style:font-size-asian="10pt" style:font-size-complex="10pt"/>
    </style:style>
    <style:style style:name="P182" style:family="paragraph" style:parent-style-name="Standard">
      <style:text-properties fo:color="#861141" loext:opacity="100%" style:font-name="Source Code Pro" fo:font-size="10pt" officeooo:rsid="000d6d01" officeooo:paragraph-rsid="00126393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" fo:font-size="10pt" fo:letter-spacing="normal" fo:font-style="normal" fo:font-weight="normal" officeooo:rsid="00aab786" officeooo:paragraph-rsid="0096e444" style:font-size-asian="10pt" style:font-size-complex="10pt"/>
    </style:style>
    <style:style style:name="P18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8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95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196" style:family="paragraph" style:parent-style-name="Standard">
      <style:paragraph-properties fo:text-align="start" style:justify-single-word="false"/>
      <style:text-properties officeooo:paragraph-rsid="00e2be92"/>
    </style:style>
    <style:style style:name="P197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P198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200" style:family="paragraph" style:parent-style-name="Standard">
      <style:text-properties style:font-name="Liberation Serif" fo:font-style="italic" officeooo:rsid="00679e75" officeooo:paragraph-rsid="0048683e" style:font-style-asian="italic" style:font-style-complex="italic"/>
    </style:style>
    <style:style style:name="P201" style:family="paragraph" style:parent-style-name="Standard">
      <style:text-properties officeooo:rsid="00768321" officeooo:paragraph-rsid="00e2be92"/>
    </style:style>
    <style:style style:name="P202" style:family="paragraph" style:parent-style-name="Standard">
      <style:text-properties officeooo:paragraph-rsid="00537643"/>
    </style:style>
    <style:style style:name="P203" style:family="paragraph" style:parent-style-name="Standard">
      <style:text-properties officeooo:paragraph-rsid="00b4ec87"/>
    </style:style>
    <style:style style:name="P204" style:family="paragraph" style:parent-style-name="Standard">
      <style:text-properties officeooo:rsid="00e2be92" officeooo:paragraph-rsid="00e2be92"/>
    </style:style>
    <style:style style:name="P205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06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T1" style:family="text">
      <style:text-properties officeooo:rsid="0011f3f0"/>
    </style:style>
    <style:style style:name="T2" style:family="text">
      <style:text-properties officeooo:rsid="0015e595"/>
    </style:style>
    <style:style style:name="T3" style:family="text">
      <style:text-properties officeooo:rsid="00165658"/>
    </style:style>
    <style:style style:name="T4" style:family="text">
      <style:text-properties officeooo:rsid="002458b2"/>
    </style:style>
    <style:style style:name="T5" style:family="text">
      <style:text-properties officeooo:rsid="00290dbe"/>
    </style:style>
    <style:style style:name="T6" style:family="text">
      <style:text-properties officeooo:rsid="002c50f0"/>
    </style:style>
    <style:style style:name="T7" style:family="text">
      <style:text-properties officeooo:rsid="003c1795"/>
    </style:style>
    <style:style style:name="T8" style:family="text">
      <style:text-properties officeooo:rsid="003f9b27"/>
    </style:style>
    <style:style style:name="T9" style:family="text">
      <style:text-properties officeooo:rsid="0041d113"/>
    </style:style>
    <style:style style:name="T10" style:family="text">
      <style:text-properties officeooo:rsid="00436609"/>
    </style:style>
    <style:style style:name="T11" style:family="text">
      <style:text-properties officeooo:rsid="00454ceb"/>
    </style:style>
    <style:style style:name="T12" style:family="text">
      <style:text-properties officeooo:rsid="00466b20"/>
    </style:style>
    <style:style style:name="T13" style:family="text">
      <style:text-properties officeooo:rsid="00479022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da0fb2"/>
    </style:style>
    <style:style style:name="T16" style:family="text">
      <style:text-properties style:font-name="Liberation Serif" officeooo:rsid="00d756d6"/>
    </style:style>
    <style:style style:name="T17" style:family="text">
      <style:text-properties style:font-name="Liberation Serif" officeooo:rsid="00d7ef6e"/>
    </style:style>
    <style:style style:name="T18" style:family="text">
      <style:text-properties style:font-name="Liberation Serif" officeooo:rsid="00dee247"/>
    </style:style>
    <style:style style:name="T19" style:family="text">
      <style:text-properties style:font-name="Liberation Serif" officeooo:rsid="0024ab00"/>
    </style:style>
    <style:style style:name="T20" style:family="text">
      <style:text-properties style:font-name="Liberation Serif" officeooo:rsid="00537643"/>
    </style:style>
    <style:style style:name="T21" style:family="text">
      <style:text-properties officeooo:rsid="00d438b4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officeooo:rsid="00d86aab"/>
    </style:style>
    <style:style style:name="T25" style:family="text">
      <style:text-properties fo:color="#000000" loext:opacity="100%" style:font-name="Liberation Serif" officeooo:rsid="0050f3a2"/>
    </style:style>
    <style:style style:name="T26" style:family="text">
      <style:text-properties fo:color="#000000" loext:opacity="100%" style:font-name="Liberation Serif" officeooo:rsid="00ddaf29"/>
    </style:style>
    <style:style style:name="T27" style:family="text">
      <style:text-properties fo:color="#000000" loext:opacity="100%" style:font-name="Liberation Serif" officeooo:rsid="0049fa7f"/>
    </style:style>
    <style:style style:name="T28" style:family="text">
      <style:text-properties fo:color="#000000" loext:opacity="100%" style:font-name="Liberation Serif" officeooo:rsid="004bb7cf"/>
    </style:style>
    <style:style style:name="T29" style:family="text">
      <style:text-properties fo:color="#000000" loext:opacity="100%" style:font-name="Liberation Serif" officeooo:rsid="00a84590"/>
    </style:style>
    <style:style style:name="T30" style:family="text">
      <style:text-properties fo:color="#000000" loext:opacity="100%" style:font-name="Liberation Serif" fo:font-size="12pt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5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6" style:family="text">
      <style:text-properties fo:color="#000000" loext:opacity="100%" style:font-name="Liberation Serif" fo:font-size="16pt" officeooo:rsid="0079448a" style:font-name-asian="Source Code Pro1" style:font-size-asian="16pt" style:font-name-complex="Source Code Pro1" style:font-size-complex="16pt"/>
    </style:style>
    <style:style style:name="T37" style:family="text">
      <style:text-properties fo:color="#000000" loext:opacity="100%" style:font-name="Liberation Serif" fo:font-size="20pt" officeooo:rsid="007e98fb" style:font-name-asian="Source Code Pro1" style:font-size-asian="20pt" style:font-name-complex="Source Code Pro1" style:font-size-complex="20pt"/>
    </style:style>
    <style:style style:name="T38" style:family="text">
      <style:text-properties fo:color="#000000" loext:opacity="100%" style:font-name="Liberation Serif" officeooo:rsid="001e8a9f"/>
    </style:style>
    <style:style style:name="T39" style:family="text">
      <style:text-properties fo:color="#000000" loext:opacity="100%" style:font-name="Liberation Serif" officeooo:rsid="00acb830"/>
    </style:style>
    <style:style style:name="T40" style:family="text">
      <style:text-properties fo:color="#000000" loext:opacity="100%" style:font-name="Liberation Serif" officeooo:rsid="00bbe16c"/>
    </style:style>
    <style:style style:name="T41" style:family="text">
      <style:text-properties fo:color="#000000" loext:opacity="100%" officeooo:rsid="00e28aeb"/>
    </style:style>
    <style:style style:name="T42" style:family="text">
      <style:text-properties fo:color="#000000" loext:opacity="100%" officeooo:rsid="0011f3f0"/>
    </style:style>
    <style:style style:name="T43" style:family="text">
      <style:text-properties fo:color="#000000" loext:opacity="100%" style:font-name="Source Code Pro" fo:font-size="10pt" style:font-size-asian="10pt" style:font-size-complex="10pt"/>
    </style:style>
    <style:style style:name="T44" style:family="text">
      <style:text-properties officeooo:rsid="004bb7cf"/>
    </style:style>
    <style:style style:name="T45" style:family="text">
      <style:text-properties officeooo:rsid="0050f3a2"/>
    </style:style>
    <style:style style:name="T4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4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4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4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1" style:family="text">
      <style:text-properties fo:font-variant="normal" fo:text-transform="none" fo:color="#222222" loext:opacity="100%" fo:letter-spacing="normal" fo:font-style="normal" fo:font-weight="normal"/>
    </style:style>
    <style:style style:name="T52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fo:font-weight="normal" officeooo:rsid="005e1989"/>
    </style:style>
    <style:style style:name="T55" style:family="text">
      <style:text-properties fo:font-variant="normal" fo:text-transform="none" fo:color="#1c1c1c" loext:opacity="100%" style:font-name="Source Code Pro" fo:font-size="8pt" fo:letter-spacing="normal" fo:font-style="normal" fo:font-weight="normal" style:font-size-asian="8pt" style:font-size-complex="8pt"/>
    </style:style>
    <style:style style:name="T56" style:family="text">
      <style:text-properties fo:font-variant="normal" fo:text-transform="none" fo:color="#1c1c1c" loext:opacity="100%" style:font-name="Source Code Pro" fo:font-size="8pt" fo:letter-spacing="normal" fo:font-style="normal" fo:font-weight="normal" officeooo:rsid="005c2b2e" style:font-size-asian="8pt" style:font-size-complex="8pt"/>
    </style:style>
    <style:style style:name="T57" style:family="text">
      <style:text-properties fo:font-variant="normal" fo:text-transform="none" fo:color="#1c1c1c" loext:opacity="100%" style:font-name="Source Code Pro" fo:font-size="8pt" fo:letter-spacing="normal" fo:font-style="normal" fo:font-weight="normal" officeooo:rsid="00b515ab" style:font-size-asian="8pt" style:font-size-complex="8pt"/>
    </style:style>
    <style:style style:name="T58" style:family="text">
      <style:text-properties fo:font-variant="normal" fo:text-transform="none" fo:color="#bf0041" loext:opacity="100%" style:font-name="Source Code Pro" fo:letter-spacing="normal" fo:font-style="normal" fo:font-weight="normal"/>
    </style:style>
    <style:style style:name="T59" style:family="text">
      <style:text-properties fo:font-variant="normal" fo:text-transform="none" fo:color="#bf0041" loext:opacity="100%" style:font-name="Source Code Pro" fo:letter-spacing="normal" fo:font-style="normal" fo:font-weight="normal" officeooo:rsid="005c2b2e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69" style:family="text">
      <style:text-properties fo:font-variant="normal" fo:text-transform="none" fo:color="#861141" loext:opacity="100%" style:font-name="Source Code Pro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70" style:family="text">
      <style:text-properties fo:font-variant="normal" fo:text-transform="none" fo:color="#861141" loext:opacity="100%" style:font-name="Source Code Pro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variant="normal" fo:text-transform="none" fo:font-weight="normal" style:font-weight-asian="normal" style:font-weight-complex="normal"/>
    </style:style>
    <style:style style:name="T72" style:family="text">
      <style:text-properties fo:font-variant="normal" fo:text-transform="none" fo:font-weight="normal" officeooo:rsid="00ba20ed" style:font-weight-asian="normal" style:font-weight-complex="normal"/>
    </style:style>
    <style:style style:name="T73" style:family="text">
      <style:text-properties officeooo:rsid="00679e75"/>
    </style:style>
    <style:style style:name="T74" style:family="text">
      <style:text-properties fo:color="#c9211e" loext:opacity="100%" style:font-name="Source Code Pro" fo:font-size="10pt" style:font-size-asian="10pt" style:font-size-complex="10pt"/>
    </style:style>
    <style:style style:name="T75" style:family="text">
      <style:text-properties fo:color="#c9211e" loext:opacity="100%" style:font-name="Source Code Pro" fo:font-size="10pt" officeooo:rsid="00aab786" style:font-size-asian="10pt" style:font-size-complex="10pt"/>
    </style:style>
    <style:style style:name="T76" style:family="text">
      <style:text-properties officeooo:rsid="00f5e086"/>
    </style:style>
    <style:style style:name="T77" style:family="text">
      <style:text-properties officeooo:rsid="00f8bfbd"/>
    </style:style>
    <style:style style:name="T78" style:family="text">
      <style:text-properties officeooo:rsid="00fa5d01"/>
    </style:style>
    <style:style style:name="T79" style:family="text">
      <style:text-properties officeooo:rsid="0056e2ce"/>
    </style:style>
    <style:style style:name="T80" style:family="text">
      <style:text-properties officeooo:rsid="005bd445"/>
    </style:style>
    <style:style style:name="T81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82" style:family="text">
      <style:text-properties officeooo:rsid="005d420b"/>
    </style:style>
    <style:style style:name="T83" style:family="text">
      <style:text-properties officeooo:rsid="0068ee6d"/>
    </style:style>
    <style:style style:name="T84" style:family="text">
      <style:text-properties fo:color="#861141" loext:opacity="100%" style:font-name="Source Code Pro" fo:font-size="10pt" style:font-size-asian="10pt" style:font-size-complex="10pt"/>
    </style:style>
    <style:style style:name="T85" style:family="text">
      <style:text-properties fo:color="#861141" loext:opacity="100%" style:font-name="Source Code Pro" fo:font-size="10pt" officeooo:rsid="000d6d01" style:font-size-asian="10pt" style:font-size-complex="10pt"/>
    </style:style>
    <style:style style:name="T86" style:family="text">
      <style:text-properties fo:color="#861141" loext:opacity="100%" style:font-name="Source Code Pro" fo:font-size="10pt" officeooo:rsid="009ae987" style:font-size-asian="10pt" style:font-size-complex="10pt"/>
    </style:style>
    <style:style style:name="T87" style:family="text">
      <style:text-properties fo:color="#861141" loext:opacity="100%" style:font-name="Source Code Pro" fo:font-size="10pt" officeooo:rsid="009c0670" style:font-size-asian="10pt" style:font-size-complex="10pt"/>
    </style:style>
    <style:style style:name="T88" style:family="text">
      <style:text-properties fo:color="#861141" loext:opacity="100%" style:font-name="Source Code Pro" fo:font-size="10pt" officeooo:rsid="009fd4ad" style:font-size-asian="10pt" style:font-size-complex="10pt"/>
    </style:style>
    <style:style style:name="T89" style:family="text">
      <style:text-properties fo:color="#861141" loext:opacity="100%" style:font-name="Source Code Pro" fo:font-size="10pt" officeooo:rsid="00f0fc96" style:font-size-asian="10pt" style:font-size-complex="10pt"/>
    </style:style>
    <style:style style:name="T90" style:family="text">
      <style:text-properties fo:color="#861141" loext:opacity="100%" style:font-name="Source Code Pro" fo:font-size="10pt" officeooo:rsid="009fd4ad" style:font-size-asian="10pt" style:font-style-asian="normal" style:font-size-complex="10pt" style:font-style-complex="normal"/>
    </style:style>
    <style:style style:name="T91" style:family="text">
      <style:text-properties fo:color="#861141" loext:opacity="100%" style:font-name="Source Code Pro" fo:font-size="10pt" fo:font-style="italic" officeooo:rsid="000d6d01" style:font-size-asian="10pt" style:font-style-asian="italic" style:font-size-complex="10pt" style:font-style-complex="italic"/>
    </style:style>
    <style:style style:name="T92" style:family="text">
      <style:text-properties fo:color="#861141" loext:opacity="100%" style:font-name="Source Code Pro" fo:font-size="10pt" fo:font-style="italic" officeooo:rsid="009fd4ad" style:font-size-asian="10pt" style:font-style-asian="italic" style:font-size-complex="10pt" style:font-style-complex="italic"/>
    </style:style>
    <style:style style:name="T93" style:family="text">
      <style:text-properties fo:color="#861141" loext:opacity="100%" style:font-name="Source Code Pro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861141" loext:opacity="100%" style:font-name="Source Code Pro" fo:font-size="10pt" fo:font-weight="normal" officeooo:rsid="009fd4ad" style:font-size-asian="10pt" style:font-weight-asian="normal" style:font-size-complex="10pt" style:font-weight-complex="normal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fo:font-size="14pt" style:font-name-asian="Source Code Pro1" style:font-size-asian="14pt" style:font-name-complex="Source Code Pro1" style:font-size-complex="14pt"/>
    </style:style>
    <style:style style:name="T97" style:family="text">
      <style:text-properties officeooo:rsid="007d6dbc"/>
    </style:style>
    <style:style style:name="T98" style:family="text">
      <style:text-properties officeooo:rsid="007f13b2"/>
    </style:style>
    <style:style style:name="T99" style:family="text">
      <style:text-properties officeooo:rsid="008a2e65"/>
    </style:style>
    <style:style style:name="T100" style:family="text">
      <style:text-properties officeooo:rsid="00960fd2"/>
    </style:style>
    <style:style style:name="T101" style:family="text">
      <style:text-properties officeooo:rsid="0096e444"/>
    </style:style>
    <style:style style:name="T102" style:family="text">
      <style:text-properties officeooo:rsid="009c0670"/>
    </style:style>
    <style:style style:name="T103" style:family="text">
      <style:text-properties officeooo:rsid="009fd4ad"/>
    </style:style>
    <style:style style:name="T104" style:family="text">
      <style:text-properties officeooo:rsid="00a25a03"/>
    </style:style>
    <style:style style:name="T105" style:family="text">
      <style:text-properties officeooo:rsid="00a31b24"/>
    </style:style>
    <style:style style:name="T106" style:family="text">
      <style:text-properties officeooo:rsid="00a41b86"/>
    </style:style>
    <style:style style:name="T107" style:family="text">
      <style:text-properties officeooo:rsid="00a6411c"/>
    </style:style>
    <style:style style:name="T108" style:family="text">
      <style:text-properties officeooo:rsid="00acb830"/>
    </style:style>
    <style:style style:name="T109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10" style:family="text">
      <style:text-properties style:font-name="Source Code Pro" fo:font-size="10pt" officeooo:rsid="00aab786" style:font-size-asian="10pt" style:font-size-complex="10pt"/>
    </style:style>
    <style:style style:name="T111" style:family="text">
      <style:text-properties officeooo:rsid="00aefd73"/>
    </style:style>
    <style:style style:name="T112" style:family="text">
      <style:text-properties officeooo:rsid="00b4738c"/>
    </style:style>
    <style:style style:name="T113" style:family="text">
      <style:text-properties officeooo:rsid="00b4ec87"/>
    </style:style>
    <style:style style:name="T114" style:family="text">
      <style:text-properties officeooo:rsid="00b56d13"/>
    </style:style>
    <style:style style:name="T115" style:family="text">
      <style:text-properties officeooo:rsid="00b6c5bf"/>
    </style:style>
    <style:style style:name="T116" style:family="text">
      <style:text-properties officeooo:rsid="00bd9fbc"/>
    </style:style>
    <style:style style:name="T117" style:family="text">
      <style:text-properties fo:font-size="16pt" style:font-size-asian="16pt" style:font-size-complex="16pt"/>
    </style:style>
    <style:style style:name="T118" style:family="text">
      <style:text-properties fo:font-size="16pt" officeooo:rsid="00bd9fbc" style:font-size-asian="16pt" style:font-size-complex="16pt"/>
    </style:style>
    <style:style style:name="T119" style:family="text">
      <style:text-properties officeooo:rsid="00c43760"/>
    </style:style>
    <style:style style:name="T120" style:family="text">
      <style:text-properties officeooo:rsid="00c68bc2"/>
    </style:style>
    <style:style style:name="T121" style:family="text">
      <style:text-properties officeooo:rsid="00c79377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officeooo:rsid="00cb0aa7"/>
    </style:style>
    <style:style style:name="T124" style:family="text">
      <style:text-properties officeooo:rsid="00cb94ef"/>
    </style:style>
    <style:style style:name="T125" style:family="text">
      <style:text-properties officeooo:rsid="00cbdb09"/>
    </style:style>
    <style:style style:name="T126" style:family="text">
      <style:text-properties officeooo:rsid="00cee55e"/>
    </style:style>
    <style:style style:name="T127" style:family="text">
      <style:text-properties officeooo:rsid="00d247c4"/>
    </style:style>
    <style:style style:name="T128" style:family="text">
      <style:text-properties officeooo:rsid="00d3b3a2"/>
    </style:style>
    <style:style style:name="T129" style:family="text">
      <style:text-properties officeooo:rsid="00d9daea"/>
    </style:style>
    <style:style style:name="T130" style:family="text">
      <style:text-properties officeooo:rsid="00e0c0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text:bookmark-start text:name="Quick navigation"/>Quick navigation<text:bookmark-end text:name="Quick navigation"/></text:p>
      <text:p text:style-name="P137"/>
      <text:list xml:id="list1049211613" text:style-name="L1">
        <text:list-item>
          <text:p text:style-name="P164"><text:bookmark-ref text:reference-format="text" text:ref-name="1. Basic install">Basic install</text:bookmark-ref></text:p>
        </text:list-item>
        <text:list-item>
          <text:p text:style-name="P166"><text:bookmark-ref text:reference-format="text" text:ref-name="1.5 Partitioning">Partitioning</text:bookmark-ref></text:p>
        </text:list-item>
        <text:list-item>
          <text:p text:style-name="P164"><text:bookmark-ref text:reference-format="text" text:ref-name="2. Installing packages onto the system">Installing packages onto the system</text:bookmark-ref></text:p>
        </text:list-item>
        <text:list-item>
          <text:p text:style-name="P164"><text:bookmark-ref text:reference-format="text" text:ref-name="3. Continuing the install from the system">Continuing the install from the system</text:bookmark-ref></text:p>
        </text:list-item>
        <text:list-item>
          <text:p text:style-name="P165"><text:span text:style-name="T83">P</text:span>ost install</text:p>
          <text:list>
            <text:list-item>
              <text:p text:style-name="P165"><text:bookmark-ref text:reference-format="text" text:ref-name="4.1 Optimalization before installing apps">Optimalization before installing apps</text:bookmark-ref></text:p>
            </text:list-item>
            <text:list-item>
              <text:p text:style-name="P165"><text:bookmark-ref text:reference-format="text" text:ref-name="4.2 Installing apps of choice">Installing apps of choice</text:bookmark-ref></text:p>
            </text:list-item>
            <text:list-item>
              <text:p text:style-name="P165"><text:bookmark-ref text:reference-format="text" text:ref-name="4.3 Enabling services">Enabling services</text:bookmark-ref></text:p>
            </text:list-item>
            <text:list-item>
              <text:p text:style-name="P167">Kernel</text:p>
              <text:list>
                <text:list-item>
                  <text:p text:style-name="P165"><text:bookmark-ref text:reference-format="text" text:ref-name="4.4.1 Tweak kernel settings">Tweak kernel settings</text:bookmark-ref></text:p>
                </text:list-item>
                <text:list-item>
                  <text:p text:style-name="P165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165"><text:bookmark-ref text:reference-format="text" text:ref-name="4.5 Modify GRUB settings">Modify GRUB settings</text:bookmark-ref></text:p>
            </text:list-item>
            <text:list-item>
              <text:p text:style-name="P165"><text:bookmark-ref text:reference-format="text" text:ref-name="4.6 Customizing .bashrc">Customizing .bashrc</text:bookmark-ref></text:p>
            </text:list-item>
            <text:list-item>
              <text:p text:style-name="P165"><text:bookmark-ref text:reference-format="text" text:ref-name="4.7 Comfort zone &amp; setting the look">Comfort zone &amp; setting the look</text:bookmark-ref></text:p>
            </text:list-item>
            <text:list-item>
              <text:p text:style-name="P165"><text:bookmark-ref text:reference-format="text" text:ref-name="4.8 Custom scripts">Custom scripts</text:bookmark-ref></text:p>
            </text:list-item>
            <text:list-item>
              <text:p text:style-name="P165"><text:bookmark-ref text:reference-format="text" text:ref-name="4.9 System maintaining">System maintaining</text:bookmark-ref></text:p>
            </text:list-item>
            <text:list-item>
              <text:p text:style-name="P165"><text:bookmark-ref text:reference-format="text" text:ref-name="4.10 Troubleshooting">Troubleshooting</text:bookmark-ref></text:p>
            </text:list-item>
          </text:list>
        </text:list-item>
        <text:list-item>
          <text:p text:style-name="P165"><text:bookmark-ref text:reference-format="text" text:ref-name="5. Useful commands">Useful commands</text:bookmark-ref></text:p>
        </text:list-item>
        <text:list-item>
          <text:p text:style-name="P165"><text:bookmark-ref text:reference-format="text" text:ref-name="5.1 Unsafe commands">Unsafe commands</text:bookmark-ref></text:p>
        </text:list-item>
        <text:list-item>
          <text:p text:style-name="P165"><text:bookmark-ref text:reference-format="text" text:ref-name="6. Gaming">Gaming</text:bookmark-ref></text:p>
        </text:list-item>
        <text:list-item>
          <text:p text:style-name="P165"><text:bookmark-ref text:reference-format="text" text:ref-name="7. Security">Security</text:bookmark-ref></text:p>
        </text:list-item>
        <text:list-item>
          <text:p text:style-name="P168"><text:bookmark-ref text:reference-format="text" text:ref-name="9. Saving &amp; reloading the system">Saving &amp; reloading the system</text:bookmark-ref></text:p>
        </text:list-item>
        <text:list-item>
          <text:p text:style-name="P169"><text:bookmark-ref text:reference-format="text" text:ref-name="8. Extra productiveness">Extra productiveness</text:bookmark-ref></text:p>
        </text:list-item>
      </text:list>
      <text:p text:style-name="P170"/>
      <text:p text:style-name="P170"/>
      <text:p text:style-name="P206"><text:span text:style-name="T33">Before updating or upgrading the system, check </text:span><text:a xlink:type="simple" xlink:href="https://archlinux.org/news/" text:style-name="Internet_20_link" text:visited-style-name="Visited_20_Internet_20_Link">the arch news</text:a><text:span text:style-name="T33"> </text:span><text:span text:style-name="T34">(could save your system)</text:span><text:span text:style-name="T33">!</text:span></text:p>
      <text:p text:style-name="P140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84">loadkeys hu</text:span></text:p>
      <text:p text:style-name="P2"/>
      <text:p text:style-name="P2">Enable and connect to wifi (Optional)</text:p>
      <text:p text:style-name="P2"><text:tab/><text:span text:style-name="T84">rfkill unblock wifi</text:span></text:p>
      <text:p text:style-name="P110"><text:tab/>iwctl</text:p>
      <text:p text:style-name="P110"><text:tab/>device list</text:p>
      <text:p text:style-name="P110"><text:tab/>station **device** scan</text:p>
      <text:p text:style-name="P110"><text:tab/>station **device** get-networks</text:p>
      <text:p text:style-name="P110"><text:tab/>station **device** connect **SSID**</text:p>
      <text:p text:style-name="P2"/>
      <text:p text:style-name="P2">Sync time</text:p>
      <text:p text:style-name="P2"><text:tab/><text:span text:style-name="T84">pacman -Syyy</text:span></text:p>
      <text:p text:style-name="P110"><text:tab/>timedatectl set-ntp true</text:p>
      <text:p text:style-name="P2"/>
      <text:p text:style-name="P2">Set fastest mirrorlist</text:p>
      <text:p text:style-name="P2"><text:tab/><text:span text:style-name="T84">pacman -Syyy</text:span></text:p>
      <text:p text:style-name="P110"><text:tab/>pacman -S reflector</text:p>
      <text:p text:style-name="P110"><text:tab/>reflector -c Hungary -a 10 --sort rate --save /etc/pacman.d/mirrorlist</text:p>
      <text:p text:style-name="P110"><text:tab/>pacman -Syyy</text:p>
      <text:p text:style-name="P110"/>
      <text:p text:style-name="P2"/>
      <text:p text:style-name="P140"><text:bookmark-start text:name="1.5 Partitioning"/>Partitioning<text:bookmark-end text:name="1.5 Partitioning"/></text:p>
      <text:p text:style-name="P2"/>
      <text:p text:style-name="P2">Check if running UEFI or BIOS</text:p>
      <text:p text:style-name="P2"><text:tab/><text:span text:style-name="T84">ls /sys/firmware/efi/efivars</text:span></text:p>
      <text:p text:style-name="P2"><text:tab/><text:tab/>If writes what’s inside the folder: UEFI</text:p>
      <text:p text:style-name="P5"><text:tab/><text:tab/>If folder doesn’t exist: BIOS</text:p>
      <text:p text:style-name="P175"/>
      <text:p text:style-name="P175"/>
      <text:p text:style-name="P175"/>
      <text:p text:style-name="P175"/>
      <text:p text:style-name="P162"><text:span text:style-name="T117">UEFI </text:span><text:span text:style-name="T118">INSTALL</text:span></text:p>
      <text:p text:style-name="P6"/>
      <text:p text:style-name="P6">Creating partitions</text:p>
      <text:p text:style-name="P110">fdisk /dev/sda</text:p>
      <text:p text:style-name="P2"/>
      <text:p text:style-name="P2">EFI<text:tab/><text:tab/>g → n → ENTER → ENTER → +5<text:span text:style-name="T11">1</text:span><text:span text:style-name="T12">2</text:span>M → t → 1</text:p>
      <text:p text:style-name="P2"><text:span text:style-name="T9">ROOT</text:span><text:tab/><text:tab/>n → ENTER → ENTER → ENTER → w</text:p>
      <text:p text:style-name="P2"><text:tab/><text:tab/></text:p>
      <text:p text:style-name="P2"/>
      <text:p text:style-name="P2">Formatting the created partitions</text:p>
      <text:p text:style-name="P2"><text:tab/><text:span text:style-name="T84">mkfs.fat -F32 /dev/sda1</text:span></text:p>
      <text:p text:style-name="P110"><text:tab/>mkfs.ext4 /dev/sda2</text:p>
      <text:p text:style-name="P2"/>
      <text:p text:style-name="P2">Mounting formatted partitions</text:p>
      <text:p text:style-name="P2"><text:tab/><text:span text:style-name="T84">mount /dev/sda2 /mnt</text:span></text:p>
      <text:p text:style-name="P110"><text:tab/>mkdir /mnt/boot</text:p>
      <text:p text:style-name="P181"><text:tab/>mount /dev/sda1 /mnt/boot</text:p>
      <text:p text:style-name="P181"/>
      <text:p text:style-name="P181"/>
      <text:p text:style-name="P181"/>
      <text:p text:style-name="P5"/>
      <text:p text:style-name="P5"/>
      <text:p text:style-name="P163">BIOS <text:span text:style-name="T116">INSTALL</text:span></text:p>
      <text:p text:style-name="P6"/>
      <text:p text:style-name="P6">Creating partition</text:p>
      <text:p text:style-name="P111">fdisk /dev/sda</text:p>
      <text:p text:style-name="P6"><text:tab/>n → <text:span text:style-name="T79">ENTER </text:span>→ ENTER → ENTER → ENTER → w</text:p>
      <text:p text:style-name="P6"/>
      <text:p text:style-name="P6">Formatting the created partitions</text:p>
      <text:p text:style-name="P6"><text:tab/><text:span text:style-name="T85">mkfs.ext4 /dev/sda1</text:span></text:p>
      <text:p text:style-name="P6"><text:tab/></text:p>
      <text:p text:style-name="P6">Mounting formatted partitions</text:p>
      <text:p text:style-name="P6"><text:tab/><text:span text:style-name="T85">mount /dev/sda1 /mnt</text:span></text:p>
      <text:p text:style-name="P141"><text:bookmark-start text:name="2. Installing packages onto the system"/>Installing packages onto the system<text:bookmark-end text:name="2. Installing packages onto the system"/></text:p>
      <text:p text:style-name="P7"/>
      <text:p text:style-name="P7">Basic packages</text:p>
      <text:p text:style-name="P7"><text:tab/><text:span text:style-name="T85">pacstrap /mnt base linux linux-firmware nano</text:span></text:p>
      <text:p text:style-name="P7"/>
      <text:p text:style-name="P7">Fstab</text:p>
      <text:p text:style-name="P7"><text:tab/><text:span text:style-name="T85">genfstab -U /mnt &gt;&gt; /mnt/etc/fstab</text:span></text:p>
      <text:p text:style-name="P112"/>
      <text:p text:style-name="P7">Configuring the system from the system</text:p>
      <text:p text:style-name="P7"><text:tab/><text:span text:style-name="T85">arch-chroot /mnt</text:span></text:p>
      <text:p text:style-name="P112"/>
      <text:p text:style-name="P7">Localization</text:p>
      <text:p text:style-name="P7"><text:tab/><text:span text:style-name="T85">ln -sf /usr/share/zoneinfo/Europe/Budapest /etc/localetime</text:span></text:p>
      <text:p text:style-name="P7"><text:tab/><text:span text:style-name="T85">hwclock –systohc</text:span></text:p>
      <text:p text:style-name="P112"><text:tab/><text:tab/></text:p>
      <text:p text:style-name="P113"><text:tab/><text:tab/>nano /etc/locale.gen</text:p>
      <text:p text:style-name="P112"><text:tab/><text:tab/><text:span text:style-name="T31">uncomment </text:span><text:span text:style-name="T35">en_US.UTF-8 UTF-8</text:span></text:p>
      <text:p text:style-name="P54"><text:tab/><text:tab/><text:tab/><text:tab/> <text:span text:style-name="T95"><text:s/></text:span><text:span text:style-name="T96">↕</text:span></text:p>
      <text:p text:style-name="P112"><text:tab/> <text:tab/>sed -i '177s/^#//' /etc/locale.gen</text:p>
      <text:p text:style-name="P112"/>
      <text:p text:style-name="P112"><text:tab/>locale-gen</text:p>
      <text:p text:style-name="P112"><text:tab/>nano /etc/locale.conf</text:p>
      <text:p text:style-name="P112"><text:tab/><text:tab/><text:span text:style-name="T30">LANG=en_US.UTF-8</text:span></text:p>
      <text:p text:style-name="P112"><text:tab/>nano /etc/vconsole.conf</text:p>
      <text:p text:style-name="P112"><text:tab/><text:tab/><text:span text:style-name="T30">KEYMAP=hu</text:span></text:p>
      <text:p text:style-name="P55"><text:tab/><text:tab/>localectl set-keymap --no-convert hu</text:p>
      <text:p text:style-name="P112"/>
      <text:p text:style-name="P8">Setting the system hostname</text:p>
      <text:p text:style-name="P131"><text:tab/><text:span text:style-name="T85">nano /etc/hostname</text:span></text:p>
      <text:p text:style-name="P8"><text:tab/><text:tab/>arch</text:p>
      <text:p text:style-name="P8"/>
      <text:p text:style-name="P8"><text:tab/><text:span text:style-name="T85">nano /etc/hosts</text:span></text:p>
      <text:p text:style-name="P8"><text:tab/><text:tab/>127.0.0.1<text:tab/>localhost</text:p>
      <text:p text:style-name="P8"><text:tab/><text:tab/>::1<text:tab/><text:tab/>localhost</text:p>
      <text:p text:style-name="P8"><text:tab/><text:tab/>127.0.1.1<text:tab/>arch.localdomain<text:tab/>arch</text:p>
      <text:p text:style-name="P8"/>
      <text:p text:style-name="P8">Setting the root password</text:p>
      <text:p text:style-name="P8"><text:tab/><text:span text:style-name="T85">passwd</text:span></text:p>
      <text:p text:style-name="P8"/>
      <text:p text:style-name="P8">Installing packages</text:p>
      <text:p text:style-name="P8"><text:tab/><text:span text:style-name="T85">pacman -S grub efibootmgr networkmanager network-manager-applet wireless_tools wpa_supplicant dialog os-prober base-devel linux-headers reflector git bluez bluez-utils xdg-utils xdg-user-dirs</text:span></text:p>
      <text:p text:style-name="P8"/>
      <text:p text:style-name="P8">Enable SSH connection (optional)</text:p>
      <text:p text:style-name="P8"><text:tab/><text:span text:style-name="T85">pacman -S openssh</text:span></text:p>
      <text:p text:style-name="P114"><text:tab/>systemctl enable sshd</text:p>
      <text:p text:style-name="P8"/>
      <text:p text:style-name="P8">Setting up GRUB <text:span text:style-name="T8">(UEFI)</text:span></text:p>
      <text:p text:style-name="P8"><text:tab/><text:span text:style-name="T85">grub-install --target=x86_64-efi --efi-directory=/boot --bootloader-id=GRUB</text:span></text:p>
      <text:p text:style-name="P114"><text:tab/>grub-mkconfig -o /boot/grub/grub.cfg</text:p>
      <text:p text:style-name="P114"/>
      <text:p text:style-name="P9">Setting up GRUB (BIOS)</text:p>
      <text:p text:style-name="P9"><text:tab/><text:span text:style-name="T85">grub-install --target=i386-pc /dev/sda</text:span></text:p>
      <text:p text:style-name="P127"><text:tab/>grub-mkconfig -o /boot/grub/grub.cfg</text:p>
      <text:p text:style-name="P8"/>
      <text:p text:style-name="P8">Enabling internet</text:p>
      <text:p text:style-name="P8"><text:tab/><text:span text:style-name="T85">systemctl enable NetworkManager</text:span></text:p>
      <text:p text:style-name="P8"/>
      <text:p text:style-name="P8">Enabling bluetooth <text:span text:style-name="T10">(optional)</text:span></text:p>
      <text:p text:style-name="P8"><text:tab/><text:span text:style-name="T85">systemctl enable bluetooth</text:span></text:p>
      <text:p text:style-name="P8"/>
      <text:p text:style-name="P8">Adding a new user <text:s/><text:tab/><text:span text:style-name="T1">(change hakszi to </text:span><text:span text:style-name="T120">your </text:span><text:span text:style-name="T121">name</text:span><text:span text:style-name="T1">)</text:span></text:p>
      <text:p text:style-name="P8"><text:tab/><text:span text:style-name="T85">useradd -mG wheel hakszi</text:span></text:p>
      <text:p text:style-name="P114"><text:tab/>passwd hakszi</text:p>
      <text:p text:style-name="P8"/>
      <text:p text:style-name="P8"><text:tab/><text:span text:style-name="T85">EDITOR=nano visudo</text:span><text:span text:style-name="T22">, </text:span><text:span text:style-name="T42">and uncomment:</text:span></text:p>
      <text:p text:style-name="P65"><text:tab/>%wheel ALL=(ALL:ALL) ALL </text:p>
      <text:p text:style-name="P132"><text:tab/><text:tab/><text:tab/><text:tab/><text:span text:style-name="T36">↕</text:span></text:p>
      <text:p text:style-name="P8"><text:tab/><text:span text:style-name="T85">sudo sed -i '/%wheel ALL=(ALL:ALL) ALL/s/^#//g' /etc/sudoers</text:span></text:p>
      <text:p text:style-name="P114"/>
      <text:p text:style-name="P8"/>
      <text:p text:style-name="P10">Finish initial setup</text:p>
      <text:p text:style-name="P10"><text:tab/><text:span text:style-name="T85">exit</text:span></text:p>
      <text:p text:style-name="P115"><text:tab/>umount -a</text:p>
      <text:p text:style-name="P115"><text:tab/>reboot</text:p>
      <text:p text:style-name="P142"><text:bookmark-start text:name="3. Continuing the install from the system"/>Continuing the install from the system<text:bookmark-end text:name="3. Continuing the install from the system"/></text:p>
      <text:p text:style-name="P156"><text:span text:style-name="T71">(unplu</text:span><text:span text:style-name="T72">g USB)</text:span></text:p>
      <text:p text:style-name="P161"/>
      <text:p text:style-name="P10">Setting up wifi <text:span text:style-name="T10">(optional)</text:span></text:p>
      <text:p text:style-name="P10"><text:tab/><text:span text:style-name="T85">sudo nmtui</text:span></text:p>
      <text:p text:style-name="P10"/>
      <text:p text:style-name="P10">Installing graphics drivers</text:p>
      <text:p text:style-name="P10"/>
      <text:p text:style-name="P10"><text:tab/>For AMD:</text:p>
      <text:p text:style-name="P10"><text:tab/><text:span text:style-name="T85">sudo pacman -S xf86-video-amdgpu</text:span></text:p>
      <text:p text:style-name="P10"/>
      <text:p text:style-name="P10"/>
      <text:p text:style-name="P10"><text:tab/>For NVIDIA (open source) (<text:span text:style-name="T122">recommended</text:span>)</text:p>
      <text:p text:style-name="P10"><text:tab/><text:span text:style-name="T85">sudo pacman -S xf86-video-nouveau</text:span></text:p>
      <text:p text:style-name="P10"/>
      <text:p text:style-name="P10"/>
      <text:p text:style-name="P10"/>
      <text:p text:style-name="P11"><text:tab/>NVS 310 , GT,GTX 3xx,4xx 5xx series <text:span text:style-name="T97">(</text:span>proprietary<text:span text:style-name="T97">)</text:span></text:p>
      <text:p text:style-name="P10"><text:tab/><text:span text:style-name="T85">yay -S nvidia-340xx </text:span></text:p>
      <text:p text:style-name="P10"/>
      <text:p text:style-name="P11"><text:tab/>GTX 6xx 7xx 9xx <text:span text:style-name="T97">series (</text:span>proprietary<text:span text:style-name="T97">)</text:span></text:p>
      <text:p text:style-name="P10"><text:tab/><text:span text:style-name="T85">yay -S nvidia-390xx </text:span><text:tab/></text:p>
      <text:p text:style-name="P10"/>
      <text:p text:style-name="P11"><text:tab/>RTX 2060, gtx 10xx series <text:span text:style-name="T97">(</text:span>proprietary<text:span text:style-name="T97">)</text:span></text:p>
      <text:p text:style-name="P10"><text:tab/><text:span text:style-name="T85">yay -S nvidia-418xx</text:span></text:p>
      <text:p text:style-name="P10"><text:tab/><text:bookmark-ref text:reference-format="text" text:ref-name="AUR">Setting up an AUR</text:bookmark-ref></text:p>
      <text:p text:style-name="P10"/>
      <text:p text:style-name="P12">Install display driver</text:p>
      <text:p text:style-name="P12"><text:tab/><text:span text:style-name="T85">sudo pacman -S xorg xorg-drivers</text:span></text:p>
      <text:p text:style-name="P12"/>
      <text:p text:style-name="P12">Install desktop enviroment <text:span text:style-name="T98">(of personal choice)</text:span></text:p>
      <text:p text:style-name="P12"><text:tab/>XFCE</text:p>
      <text:p text:style-name="P12"><text:tab/><text:tab/><text:span text:style-name="T85">sudo pacman -Syu</text:span></text:p>
      <text:p text:style-name="P116"><text:tab/><text:tab/>sudo pacman -S xfce4 xfce4-goodies</text:p>
      <text:p text:style-name="P116"><text:tab/></text:p>
      <text:p text:style-name="P116"><text:tab/><text:span text:style-name="T37">↕</text:span></text:p>
      <text:p text:style-name="P116"/>
      <text:p text:style-name="P12"><text:tab/>Cinnamon</text:p>
      <text:p text:style-name="P12"><text:tab/><text:tab/><text:span text:style-name="T85">sudo pacman -Syu</text:span></text:p>
      <text:p text:style-name="P116"><text:tab/><text:tab/>sudo pacman -S cinnamon gnome-terminal nemo-fileroller</text:p>
      <text:p text:style-name="P128"><text:tab/></text:p>
      <text:p text:style-name="P171"><text:tab/>#Note that the firewall, no-disturb toggle and auto-login script will only work with XFCE</text:p>
      <text:p text:style-name="P128"><text:span text:style-name="T32"><text:tab/>See here: </text:span><text:span text:style-name="T32"><text:bookmark-ref text:reference-format="text" text:ref-name="Firewall">Firewall, no disturb mode and autologin quick settings</text:bookmark-ref></text:span></text:p>
      <text:p text:style-name="P116"/>
      <text:p text:style-name="P13">Installing login manager</text:p>
      <text:p text:style-name="P13"><text:tab/><text:span text:style-name="T85">sudo pacman -S lightdm lightdm-gtk-greeter lightdm-gtk-greeter-settings</text:span></text:p>
      <text:p text:style-name="P117"><text:tab/>sudo systemctl enable lightdm</text:p>
      <text:p text:style-name="P117"/>
      <text:p text:style-name="P14">Set <text:span text:style-name="T123">extra keyboard settings </text:span></text:p>
      <text:p text:style-name="P14"><text:tab/><text:span text:style-name="T85">localectl set-x11-keymap hu $USER</text:span></text:p>
      <text:p text:style-name="P118"><text:tab/>reboot</text:p>
      <text:p text:style-name="P144"><text:bookmark-start text:name="4.1 Optimalization before installing apps"/><text:bookmark text:name="4. Post install"/>Optimalization before installing apps<text:bookmark-end text:name="4.1 Optimalization before installing apps"/></text:p>
      <text:p text:style-name="P15"/>
      <text:p text:style-name="P17">Enable 32-bit applications (recommended)</text:p>
      <text:p text:style-name="P17"><text:tab/><text:span text:style-name="T85">sudo sed -i '93s/^#//' /etc/pacman.conf</text:span></text:p>
      <text:p text:style-name="P119"><text:tab/>sudo sed -i '94s/^#//' /etc/pacman.conf</text:p>
      <text:p text:style-name="P119"><text:tab/>pacman -Sy</text:p>
      <text:p text:style-name="P133"/>
      <text:p text:style-name="P17"><text:tab/><text:span text:style-name="T3">Check </text:span><text:span text:style-name="T124">to make sure</text:span><text:span text:style-name="T3"> </text:span><text:span text:style-name="T81">[multilib] </text:span><text:span text:style-name="T3">and </text:span><text:span text:style-name="T81">include = /etc/pacman.d/mirrorlist</text:span><text:span text:style-name="T3"> are uncommented</text:span></text:p>
      <text:p text:style-name="P17"><text:tab/><text:tab/><text:span text:style-name="T85">cat /etc/pacman.conf</text:span></text:p>
      <text:p text:style-name="P17"/>
      <text:p text:style-name="P16"><text:bookmark-start text:name="Use all cores"/>Use all cores<text:bookmark-end text:name="Use all cores"/> <text:span text:style-name="T2">(recommended)</text:span></text:p>
      <text:p text:style-name="P15"><text:tab/><text:span text:style-name="T85">sudo nano /etc/makepkg.conf</text:span></text:p>
      <text:p text:style-name="P15"><text:span text:style-name="T2"><text:tab/></text:span>Search for this line and modify as following</text:p>
      <text:p text:style-name="P18"><text:tab/><text:span text:style-name="T85">MAKEFLAGS="-j$(nproc)"</text:span></text:p>
      <text:p text:style-name="P15"/>
      <text:p text:style-name="P20">Enable parallel downloads <text:span text:style-name="T2">(recommended)</text:span></text:p>
      <text:p text:style-name="P19"><text:tab/><text:span text:style-name="T85">sudo sed -i '/ParallelDownloads/s/^#//g' /etc/pacman.conf</text:span></text:p>
      <text:p text:style-name="P19"/>
      <text:p text:style-name="P19"><text:a xlink:type="simple" xlink:href="https://wiki.archlinux.org/title/Makepkg#Building_optimized_binaries" text:style-name="Internet_20_link" text:visited-style-name="Visited_20_Internet_20_Link">Building optimized binaries</text:a></text:p>
      <text:p text:style-name="P19"><text:tab/><text:span text:style-name="T85">sudo nano /etc/makepkg.conf</text:span></text:p>
      <text:p text:style-name="P19"><text:tab/><text:tab/>remove any -march and -mtune flags, then add -march=native</text:p>
      <text:p text:style-name="P19"/>
      <text:p text:style-name="P21"/>
      <text:p text:style-name="P21"><text:bookmark-start text:name="AUR"/>Setting up <text:span text:style-name="T125">an </text:span>AUR<text:bookmark-end text:name="AUR"/> <text:span text:style-name="T4">manager</text:span></text:p>
      <text:p text:style-name="P21"><text:tab/><text:span text:style-name="T85">git clone https://aur.archlinux.org/yay-git</text:span></text:p>
      <text:p text:style-name="P120"><text:tab/>cd yay-git</text:p>
      <text:p text:style-name="P120"><text:tab/>makepkg -si</text:p>
      <text:p text:style-name="P120"><text:tab/>cd ~</text:p>
      <text:p text:style-name="P120"><text:tab/>sudo rm -rf yay-git</text:p>
      <text:p text:style-name="P21"/>
      <text:p text:style-name="P21">Setting up SNAP</text:p>
      <text:p text:style-name="P21"><text:tab/><text:span text:style-name="T85">yay -S snapd</text:span></text:p>
      <text:p text:style-name="P120"><text:tab/>sudo systemctl enable --now snapd.socket </text:p>
      <text:p text:style-name="P120"><text:tab/>sudo ln -s /var/lib/snapd/snap/snap</text:p>
      <text:p text:style-name="P21"/>
      <text:p text:style-name="P21">Installing GUI package manager:</text:p>
      <text:p text:style-name="P21"><text:tab/><text:span text:style-name="T85">yay -S octopi</text:span></text:p>
      <text:p text:style-name="P21"/>
      <text:p text:style-name="P23">Clean system &amp; update &amp; upgrade &amp; reboot before installing apps</text:p>
      <text:p text:style-name="P23"><text:tab/><text:span text:style-name="T85">sudo pacman -Syu --noconfirm -q</text:span></text:p>
      <text:p text:style-name="P121"><text:tab/>sudo pacman -Syyu --noconfirm -q</text:p>
      <text:p text:style-name="P121"><text:tab/>paccache -rvk3</text:p>
      <text:p text:style-name="P121"><text:tab/>yay -Syu --noconfirm</text:p>
      <text:p text:style-name="P121"><text:tab/>yay --clean -Sc --noconfirm</text:p>
      <text:p text:style-name="P121"><text:tab/>sudo snap refresh</text:p>
      <text:p text:style-name="P121"><text:tab/>reboot</text:p>
      <text:p text:style-name="P143"><text:bookmark-start text:name="4.2 Installing apps of choice"/>Installing apps of choice<text:bookmark-end text:name="4.2 Installing apps of choice"/></text:p>
      <text:p text:style-name="P22"/>
      <text:p text:style-name="P24">Essentials:</text:p>
      <text:p text:style-name="P122">pacman -S <text:s/>linux-lts pavucontrol alsa-firmware alsa-utils alsa-plugins pulseaudio-alsa pulseaudio libcanberra a52dec dvdauthor dvgrab faac faad2 gst-libav libdca libdvdcss libdvdnav libmad libmpeg2 exfat-utils fuse-exfat wget ifplugd python tar rsync zip unzip fdupes bat curl youtube-dl bc htop pciutils xfce4-whiskermenu-plugin xf86-input-synaptics </text:p>
      <text:p text:style-name="P24"/>
      <text:p text:style-name="P122">yay -S update-grub timeshift zramswap xfce4-mixer etcher-bin woeusb-ng safe-rm mkinitcpio-numlock</text:p>
      <text:p text:style-name="P24"/>
      <text:p text:style-name="P24"/>
      <text:p text:style-name="P24">Most used apps:</text:p>
      <text:p text:style-name="P122">pacman -S virtualbox virtualbox-sdk virtualbox-host-dkms virtualbox-guest-iso kdeconnect redshift libreoffice gnome-disk-utility gparted neofetch clamav krita viewnior qbittorrent vlc ufw ufw-extras okular firefox engrampa torbrowser-launcher putty obs-studio openssl pyakm</text:p>
      <text:p text:style-name="P24"/>
      <text:p text:style-name="P122">yay -S rider podman docker dotnet-sdk-5.0-bin spotify qdirstat electronmail github-desktop-bin </text:p>
      <text:p text:style-name="P122"/>
      <text:p text:style-name="P123">snap install teams-for-linux discord jpg2pdf pdfmixtool</text:p>
      <text:p text:style-name="P122"/>
      <text:p text:style-name="P24"><text:span text:style-name="T119">Laptop-only</text:span>:</text:p>
      <text:p text:style-name="P122">yay -S stacer slimbookbattery auto-cpufreq xf86-input-synaptics</text:p>
      <text:p text:style-name="P24"/>
      <text:p text:style-name="P24">For gaming:</text:p>
      <text:p text:style-name="P122">yay -S dxvk-bin mesa-git ttf-ms-fonts rocm-opencl-runtime amf-amdgpu-pro proton physx <text:s/>proton-ge-custom-bin libquicktime adobe-reader-11 nwn-gog mhwd-amdgpu</text:p>
      <text:p text:style-name="P122"/>
      <text:p text:style-name="P122">pacman -S lutris steam jre-openjdk lib32-mesa lib32-vulkan-radeon dotnet-runtime wine winetricks wine wine-gecko wine-mono vulkan-radeon lib32-gnutls lib32-libldap lib32-libgpg-error lib32-libxml2 lib32-alsa-plugins lib32-sdl2 lib32-freetype2 lib32-dbus lib32-libgcrypt libgcrypt lib32-mesa vulkan-radeon lib32-vulkan-radeon vulkan-icd-loader lib32-vulkan-icd-loader flashplugin</text:p>
      <text:p text:style-name="P24"/>
      <text:p text:style-name="P134">Wallpapers</text:p>
      <text:p text:style-name="P134"><text:tab/><text:span text:style-name="T85">wget https://pastebin.com/raw/0EScRV8M</text:span></text:p>
      <text:p text:style-name="P124"><text:tab/>clear &amp;&amp; cat 0EScRV8M</text:p>
      <text:p text:style-name="P134"/>
      <text:p text:style-name="P24"><text:bookmark-start text:name="Themes"/>Themes<text:bookmark-end text:name="Themes"/></text:p>
      <text:p text:style-name="P24"><text:tab/><text:span text:style-name="T85">pacman -S matcha-gtk-theme</text:span></text:p>
      <text:p text:style-name="P122"><text:tab/>yay -S papirus-maia-icon-theme-git</text:p>
      <text:p text:style-name="P122"><text:tab/><text:span text:style-name="T53">yay -S cantarell-static-fonts</text:span></text:p>
      <text:p text:style-name="P24"><text:span text:style-name="T99"><text:tab/></text:span><text:a xlink:type="simple" xlink:href="https://gitlab.manjaro.org/artwork/themes" text:style-name="Internet_20_link" text:visited-style-name="Visited_20_Internet_20_Link"><text:span text:style-name="T99">Other manjaro themes</text:span></text:a></text:p>
      <text:p text:style-name="P24"/>
      <text:p text:style-name="P30">Other apps:</text:p>
      <text:p text:style-name="P135">ncdu<text:tab/><text:tab/><text:tab/><text:tab/>-<text:tab/>Disk usage analyzer</text:p>
      <text:p text:style-name="P135">lyx-git<text:tab/><text:tab/><text:tab/><text:tab/>-<text:tab/>LaTeX editor</text:p>
      <text:p text:style-name="P135">vim neovim<text:tab/><text:tab/><text:tab/>-<text:tab/>Nano alternative for text eiditng</text:p>
      <text:p text:style-name="P135"/>
      <text:p text:style-name="P135">ccache<text:tab/><text:tab/><text:tab/><text:tab/>-<text:tab/><text:a xlink:type="simple" xlink:href="https://github.com/ccache/ccache/blob/master/doc/INSTALL.md" text:style-name="Internet_20_link" text:visited-style-name="Visited_20_Internet_20_Link"><text:span text:style-name="T112">Github link</text:span></text:a><text:tab/></text:p>
      <text:p text:style-name="P136"/>
      <text:p text:style-name="P136">Pkgbuild-watch<text:tab/><text:tab/><text:tab/>-<text:tab/>Monitor upstream for updates</text:p>
      <text:p text:style-name="P136">firejail firetools<text:tab/><text:tab/><text:tab/>-<text:tab/>Linux namespaces sandbox program &amp;&amp; GUI</text:p>
      <text:p text:style-name="P136">calibre<text:tab/><text:tab/><text:tab/><text:tab/>-<text:tab/>Ebook management application</text:p>
      <text:p text:style-name="P136">transmission-makepkg<text:tab/><text:tab/>-<text:tab/>makepkg download agent for magnet URIs</text:p>
      <text:p text:style-name="P136">aur-out-of-date<text:tab/><text:tab/><text:tab/>-<text:tab/>Determines out-of-date AUR packages<text:tab/></text:p>
      <text:p text:style-name="P136">net-tools<text:tab/><text:tab/><text:tab/>-<text:tab/>Configuration tools for Linux networking</text:p>
      <text:p text:style-name="P136">nmap<text:tab/><text:tab/><text:tab/><text:tab/>-<text:tab/>Utility for network discovery and security auditing</text:p>
      <text:p text:style-name="P136">ntop<text:tab/><text:tab/><text:tab/><text:tab/>-<text:tab/>A network traffic probe that shows the network usage.</text:p>
      <text:p text:style-name="P136">archlinux-contrib<text:tab/><text:tab/>-<text:tab/>useful scripts<text:tab/><text:tab/><text:tab/><text:tab/><text:tab/><text:tab/></text:p>
      <text:p text:style-name="P136">pacman-contrib<text:tab/><text:tab/><text:tab/>-<text:tab/>useful scripts</text:p>
      <text:p text:style-name="P25"/>
      <text:p text:style-name="P25"/>
      <text:p text:style-name="P145"><text:bookmark-start text:name="4.3 Enabling services"/>Enabling services<text:bookmark-end text:name="4.3 Enabling services"/></text:p>
      <text:p text:style-name="P25"/>
      <text:p text:style-name="P25">Start and enable RAM swap at boot</text:p>
      <text:p text:style-name="P25"><text:tab/><text:span text:style-name="T85">sudo systemctl enable zramswap.service</text:span></text:p>
      <text:p text:style-name="P123"><text:tab/>sudo systemctl start zramswap.service</text:p>
      <text:p text:style-name="P25"/>
      <text:p text:style-name="P27">Start and enable CPU frequency <text:span text:style-name="T13">modifying</text:span></text:p>
      <text:p text:style-name="P25"><text:tab/><text:span text:style-name="T85">sudo systemctl enable auto-cpufreq.service</text:span></text:p>
      <text:p text:style-name="P123"><text:tab/>sudo systemctl start auto-cpufreq.service </text:p>
      <text:p text:style-name="P25"/>
      <text:p text:style-name="P176"><text:bookmark-start text:name="4.4.1 Tweak kernel settings"/>Tweak kernel settings<text:bookmark-end text:name="4.4.1 Tweak kernel settings"/></text:p>
      <text:p text:style-name="P177"/>
      <text:p text:style-name="P177"/>
      <text:p text:style-name="P158"><text:span text:style-name="T113">#</text:span><text:span text:style-name="T5">p</text:span>aste into /etc/sysctl.conf</text:p>
      <text:p text:style-name="P28"/>
      <text:p text:style-name="P25">net.ipv6.conf.all.disable_ipv6 = 1</text:p>
      <text:p text:style-name="P25">vm.swappiness = 80</text:p>
      <text:p text:style-name="P25">vm.vfs_cache_pressure = 300</text:p>
      <text:p text:style-name="P25">vm.dirty_background_ratio = 5</text:p>
      <text:p text:style-name="P25">vm.dirty_ratio = 10</text:p>
      <text:p text:style-name="P25">vm.dirty_background_bytes = 4194304</text:p>
      <text:p text:style-name="P25">vm.dirty_bytes = 4194304</text:p>
      <text:p text:style-name="P25">vm.min_free_kbytes = 8192</text:p>
      <text:p text:style-name="P25">kernel.sysrq = 1</text:p>
      <text:p text:style-name="P25"/>
      <text:p text:style-name="P25">#Network tweaks</text:p>
      <text:p text:style-name="P25">net.ipv4.tcp_slow_start_after_idle = 0</text:p>
      <text:p text:style-name="P25">net.core.default_qdisc = cake</text:p>
      <text:p text:style-name="P25">net.ipv4.tcp_congestion_control = bbr</text:p>
      <text:p text:style-name="P25">#Receive queue</text:p>
      <text:p text:style-name="P25">net.core.netdev_max_backlog = 16384</text:p>
      <text:p text:style-name="P25">#Max connections</text:p>
      <text:p text:style-name="P25">net.core.somaxconn = 16384</text:p>
      <text:p text:style-name="P25">#Max memory</text:p>
      <text:p text:style-name="P25">net.core.rmem_default = 1048576</text:p>
      <text:p text:style-name="P25">net.core.rmem_max = 16777216</text:p>
      <text:p text:style-name="P25">net.core.wmem_default = 1048576</text:p>
      <text:p text:style-name="P25">net.core.wmem_max = 16777216</text:p>
      <text:p text:style-name="P25">net.core.optmem_max = 65536</text:p>
      <text:p text:style-name="P25">net.ipv4.tcp_rmem = 4096 1048576 2097152</text:p>
      <text:p text:style-name="P25">net.ipv4.tcp_wmem = 4096 65536 16777216</text:p>
      <text:p text:style-name="P25">#UDP Limit</text:p>
      <text:p text:style-name="P25">net.ipv4.udp_rmem_min = 8192</text:p>
      <text:p text:style-name="P25">net.ipv4.udp_wmem_min = 8192</text:p>
      <text:p text:style-name="P25">#TCP FastOpen feature</text:p>
      <text:p text:style-name="P25">net.ipv4.tcp_fastopen = 1</text:p>
      <text:p text:style-name="P25"/>
      <text:p text:style-name="P25"/>
      <text:p text:style-name="P146"><text:bookmark-start text:name="4.4.2 Using different kernels"/>Using different kernels<text:bookmark-end text:name="4.4.2 Using different kernels"/></text:p>
      <text:p text:style-name="P29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6"/>
      <text:p text:style-name="P26"/>
      <text:p text:style-name="P26"><text:a xlink:type="simple" xlink:href="https://thacoon.com/posts/arch-linux-hardened-kernel/" text:style-name="Internet_20_link" text:visited-style-name="Visited_20_Internet_20_Link">Harden kernel (more stable)</text:a></text:p>
      <text:p text:style-name="P26"/>
      <text:p text:style-name="P26"><text:tab/><text:span text:style-name="T85">su</text:span></text:p>
      <text:p text:style-name="P125"><text:tab/>pacman -S linux-hardened linux-hardened-headers</text:p>
      <text:p text:style-name="P125"><text:tab/>mkinitcpio -p linux-hardened</text:p>
      <text:p text:style-name="P125"><text:tab/>grub-mkconfig -o /boot/grub/grub.cfg</text:p>
      <text:p text:style-name="P125"><text:tab/>reboot</text:p>
      <text:p text:style-name="P26"/>
      <text:p text:style-name="P26"/>
      <text:p text:style-name="P26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6"/>
      <text:p text:style-name="P26"><text:tab/><text:span text:style-name="T85">su</text:span></text:p>
      <text:p text:style-name="P125"><text:tab/>sudo pacman -S linux-zen linux-zen-headers</text:p>
      <text:p text:style-name="P125"><text:tab/>mkinitcpio -p linux-zen</text:p>
      <text:p text:style-name="P125"><text:tab/>grub-mkconfig -o /boot/grub/grub.cfg</text:p>
      <text:p text:style-name="P125"><text:tab/>reboot</text:p>
      <text:p text:style-name="P26"/>
      <text:p text:style-name="P31"><text:a xlink:type="simple" xlink:href="https://wiki.archlinux.org/title/GRUB/Tips_and_tricks#Recall_previous_entry" text:style-name="Internet_20_link" text:visited-style-name="Visited_20_Internet_20_Link"/></text:p>
      <text:p text:style-name="P31"><text:a xlink:type="simple" xlink:href="https://wiki.archlinux.org/title/GRUB/Tips_and_tricks#Recall_previous_entry" text:style-name="Internet_20_link" text:visited-style-name="Visited_20_Internet_20_Link"><text:span text:style-name="T7">Remember last boot entry</text:span></text:a></text:p>
      <text:p text:style-name="P31"><text:tab/><text:span text:style-name="T85">nano /etc/default/grub</text:span></text:p>
      <text:p text:style-name="P31"><text:tab/><text:span text:style-name="T7">modify:</text:span></text:p>
      <text:p text:style-name="P31"><text:tab/><text:tab/>GRUB_DEFAULT=saved</text:p>
      <text:p text:style-name="P31"><text:tab/><text:span text:style-name="T7">add new line:</text:span></text:p>
      <text:p text:style-name="P31"><text:tab/><text:tab/>GRUB_SAVEDEFAULT=true</text:p>
      <text:p text:style-name="P31"/>
      <text:p text:style-name="P26"/>
      <text:p text:style-name="P26"/>
      <text:p text:style-name="P147"><text:bookmark-start text:name="4.5 Modify GRUB settings"/>Modify GRUB settings<text:bookmark-end text:name="4.5 Modify GRUB settings"/></text:p>
      <text:p text:style-name="P32"/>
      <text:p text:style-name="P32"><text:tab/><text:span text:style-name="T6">Using Octopi download “grub customizer"</text:span></text:p>
      <text:p text:style-name="P32"><text:tab/>Download distro theme of choice</text:p>
      <text:p text:style-name="P32"><text:tab/><text:tab/><text:a xlink:type="simple" xlink:href="https://www.gnome-look.org/p/1482847" text:style-name="Internet_20_link" text:visited-style-name="Visited_20_Internet_20_Link">https://www.gnome-look.org/p/1482847</text:a></text:p>
      <text:p text:style-name="P32"/>
      <text:p text:style-name="P32"><text:tab/>Open grub customizer</text:p>
      <text:p text:style-name="P32"><text:tab/>Go into General settings<text:tab/></text:p>
      <text:p text:style-name="P32"><text:tab/><text:tab/>Set Boot default entry to 1 second</text:p>
      <text:p text:style-name="P32"><text:tab/><text:tab/><text:span text:style-name="T6">Set kernel parameters to:</text:span></text:p>
      <text:p text:style-name="P32"><text:tab/><text:tab/><text:tab/>quiet apparmor=1 security=apparmor udev.log_priority=3</text:p>
      <text:p text:style-name="P32"><text:tab/>Go into Appearance settings</text:p>
      <text:p text:style-name="P32"><text:tab/><text:tab/>Set theme to arch</text:p>
      <text:p text:style-name="P32"/>
      <text:p text:style-name="P148"><text:bookmark-start text:name="4.6 Customizing .bashrc"/>Customizing .bashrc<text:bookmark-end text:name="4.6 Customizing .bashrc"/></text:p>
      <text:p text:style-name="P33"/>
      <text:p text:style-name="P33">#PS1="\[\033[38;5;1m\]\u\[$(tput sgr0)\] \[$(tput bold)\]\W\[$(tput sgr0)\] \\$ \[$(tput sgr0)\]"</text:p>
      <text:p text:style-name="P33">PS1="\[\033[38;5;51m\]\u\[$(tput sgr0)\] \W \\$ \[$(tput sgr0)\]"</text:p>
      <text:p text:style-name="P33"/>
      <text:p text:style-name="P33">neofetch <text:s/>--ascii_distro archmerge --color_blocks off --cpu_temp C --refresh_rate on --os_arch on --package_managers on --cpu_brand on --cpu_cores on --cpu_speed on --cpu_temp C --speed_type current </text:p>
      <text:p text:style-name="P33">#neofetch <text:s/>--ascii_distro blackarch --color_blocks off --cpu_temp C --refresh_rate on --os_arch on --package_managers on --cpu_brand on --cpu_cores on --cpu_speed on --cpu_temp C --speed_type current </text:p>
      <text:p text:style-name="P33">#Actual used aliases</text:p>
      <text:p text:style-name="P33">alias calculator='bc -l'</text:p>
      <text:p text:style-name="P33">alias yaystat='sudo yay -Ps'</text:p>
      <text:p text:style-name="P33">alias pacman='sudo pacman'</text:p>
      <text:p text:style-name="P33">alias boot='systemd-analyze'</text:p>
      <text:p text:style-name="P33">alias error='sudo journalctl -p 3 -xb'</text:p>
      <text:p text:style-name="P33">alias firewall='sudo ufw status verbose'</text:p>
      <text:p text:style-name="P33">alias bashrc="nano ~/.bashrc &amp;&amp; source ~/.bashrc"</text:p>
      <text:p text:style-name="P33">alias disk=’ncdu’</text:p>
      <text:p text:style-name="P33"/>
      <text:p text:style-name="P33"/>
      <text:p text:style-name="P33">#More readable / nicer look / better usability</text:p>
      <text:p text:style-name="P33">alias vi='nvim'</text:p>
      <text:p text:style-name="P33">alias vim='nvim'</text:p>
      <text:p text:style-name="P33">alias mv='mv -vv'</text:p>
      <text:p text:style-name="P33">alias ping='prettyping'</text:p>
      <text:p text:style-name="P33">alias ls='ls –color=auto'</text:p>
      <text:p text:style-name="P33">alias df='df -h'</text:p>
      <text:p text:style-name="P33">alias diff='diff --color=auto'</text:p>
      <text:p text:style-name="P33">alias free='free -m'</text:p>
      <text:p text:style-name="P33">alias grep='grep --color=auto'</text:p>
      <text:p text:style-name="P33">alias ip='ip -color=auto'</text:p>
      <text:p text:style-name="P33">alias ls='ls --color=auto'</text:p>
      <text:p text:style-name="P33">alias more='less'</text:p>
      <text:p text:style-name="P33">alias nano='sudo nano'</text:p>
      <text:p text:style-name="P33">alias lsblk='lsblk -e 7'</text:p>
      <text:p text:style-name="P33">alias cat='bat'</text:p>
      <text:p text:style-name="P33"/>
      <text:p text:style-name="P33"/>
      <text:p text:style-name="P33">#Are you sure?</text:p>
      <text:p text:style-name="P33">#copy</text:p>
      <text:p text:style-name="P33">alias cp='cp -i'</text:p>
      <text:p text:style-name="P33">#move / rename</text:p>
      <text:p text:style-name="P33">alias mv='mv -i'</text:p>
      <text:p text:style-name="P33">#delete</text:p>
      <text:p text:style-name="P33">alias rm='rm -i'</text:p>
      <text:p text:style-name="P33">untar='tar zxf'</text:p>
      <text:p text:style-name="P33"/>
      <text:p text:style-name="P33"/>
      <text:p text:style-name="P33"/>
      <text:p text:style-name="P33"/>
      <text:p text:style-name="P36">#<text:bookmark-start text:name="Firewall no disturb mode and autologin quick settings:"/><text:span text:style-name="T27">Firewall, no dist</text:span><text:span text:style-name="T28">urb</text:span><text:span text:style-name="T27"> mode and autologin quick settings:</text:span><text:bookmark-end text:name="Firewall no disturb mode and autologin quick settings:"/></text:p>
      <text:p text:style-name="P35">alias home='bash ~/.config/home.sh'</text:p>
      <text:p text:style-name="P35">alias work='bash ~/.config/work.sh'</text:p>
      <text:p text:style-name="P33"/>
      <text:p text:style-name="P149"><text:bookmark-start text:name="4.7 Comfort zone &amp; setting the look"/>Comfort zone &amp; setting the look<text:bookmark-end text:name="4.7 Comfort zone &amp; setting the look"/></text:p>
      <text:p text:style-name="P33"/>
      <text:p text:style-name="P33">Enable auto-login:</text:p>
      <text:p text:style-name="P33"><text:tab/><text:span text:style-name="T85">su</text:span></text:p>
      <text:p text:style-name="P126"><text:tab/>cd /etc/lightdm/</text:p>
      <text:p text:style-name="P126"><text:tab/>rm -rf lightdm.conf</text:p>
      <text:p text:style-name="P3"><text:span text:style-name="T84"><text:tab/></text:span><text:span text:style-name="T87">wget </text:span><text:span text:style-name="T86">https://pastebin.com/raw/R3UqReib</text:span></text:p>
      <text:p text:style-name="P4"><text:span text:style-name="T86"><text:tab/></text:span><text:span text:style-name="T87">mv </text:span><text:span text:style-name="T86">R3UqReib</text:span><text:span text:style-name="T87"> lightdm.conf</text:span></text:p>
      <text:p text:style-name="P33"/>
      <text:p text:style-name="P34"><text:tab/>Revert to original lightdm config file: </text:p>
      <text:p text:style-name="P34"><text:tab/><text:span text:style-name="T91">su</text:span></text:p>
      <text:p text:style-name="P129"><text:tab/>cd /etc/lightdm/</text:p>
      <text:p text:style-name="P129"><text:tab/>rm -rf lightdm.conf</text:p>
      <text:p text:style-name="P129"><text:tab/><text:span text:style-name="T103">wget https://pastebin.com/raw/n8THjn0u</text:span></text:p>
      <text:p text:style-name="P129"><text:tab/><text:span text:style-name="T102">mv </text:span><text:span text:style-name="T103">n8THjn0u</text:span><text:span text:style-name="T102"> lightdm.conf</text:span></text:p>
      <text:p text:style-name="P33"/>
      <text:p text:style-name="P37">Improve look of fonts</text:p>
      <text:p text:style-name="P37"><text:tab/><text:a xlink:type="simple" xlink:href="https://wiki.manjaro.org/index.php/Improve_Font_Rendering" text:style-name="Internet_20_link" text:visited-style-name="Visited_20_Internet_20_Link">Improve look of fonts</text:a></text:p>
      <text:p text:style-name="P37"/>
      <text:p text:style-name="P37">Lightdm settings:</text:p>
      <text:p text:style-name="P37"><text:tab/>Theme:<text:tab/><text:tab/>Matcha-aliz [GTK2/3] </text:p>
      <text:p text:style-name="P37"><text:tab/>Icons:<text:tab/><text:tab/><text:tab/>Papirus-Maia [GTK2], Adwaita [GTK3]</text:p>
      <text:p text:style-name="P37"><text:tab/>Font: <text:tab/><text:tab/><text:tab/>Cantarell Bold</text:p>
      <text:p text:style-name="P37"><text:tab/><text:span text:style-name="T100">Terminal font:<text:tab/><text:tab/></text:span><text:span text:style-name="T101">Monospace 12</text:span></text:p>
      <text:p text:style-name="P37"><text:tab/><text:tab/><text:tab/><text:span text:style-name="T100">See downloaded looks here: </text:span><text:span text:style-name="T100"><text:bookmark-ref text:reference-format="text" text:ref-name="Themes">Themes</text:bookmark-ref></text:span></text:p>
      <text:p text:style-name="P74"/>
      <text:p text:style-name="P174"><text:span text:style-name="T23"/></text:p>
      <text:p text:style-name="P78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4">Stop beep sound:</text:span></text:a></text:p>
      <text:p text:style-name="P69"><text:tab/><text:span text:style-name="T92">sudo mkdir /etc/modeprobe.d</text:span></text:p>
      <text:p text:style-name="P130"><text:tab/>sudo touch /etc/modeprobe.d/pcbeep.conf </text:p>
      <text:p text:style-name="P130"><text:tab/>nano /etc/modeprobe.d/pcbeep.conf</text:p>
      <text:p text:style-name="P76"><text:tab/><text:tab/>blacklist pcspkr</text:p>
      <text:p text:style-name="P200"><text:tab/><text:span text:style-name="T88">reboot</text:span></text:p>
      <text:p text:style-name="P200"><text:span text:style-name="T88"/></text:p>
      <text:p text:style-name="P192">Disable F1 for help and F11 for fullscreen for terminal</text:p>
      <text:p text:style-name="P192"><text:tab/><text:span text:style-name="T90">nano ~/.config/xfce4/terminal/accels.scm</text:span></text:p>
      <text:p text:style-name="P192"><text:tab/><text:span text:style-name="T104">add these lines:</text:span></text:p>
      <text:p text:style-name="P199"><text:span text:style-name="T51"><text:tab/><text:tab/>(gtk_accel_path "&lt;Actions&gt;/terminal-window/fullscreen" "</text:span><text:span text:style-name="T52">F11</text:span><text:span text:style-name="T51">")</text:span></text:p>
      <text:p text:style-name="P194"><text:span text:style-name="T88"><text:tab/><text:tab/>(gtk_accel_path "&lt;Actions&gt;/terminal-window/contents" "</text:span><text:span text:style-name="T89">F1</text:span><text:span text:style-name="T88">")</text:span></text:p>
      <text:p text:style-name="P69"/>
      <text:p text:style-name="P87"><text:a xlink:type="simple" xlink:href="https://wiki.archlinux.org/title/Xfce#Set_keyboard_shortcut_to_launch_whisker_menu" text:style-name="Internet_20_link" text:visited-style-name="Visited_20_Internet_20_Link"><text:span text:style-name="T19">Set keyboard shortcut to launch whisker menu</text:span></text:a></text:p>
      <text:p text:style-name="P87"><text:a xlink:type="simple" xlink:href="https://wiki.archlinux.org/title/Xfce#One_wallpaper_across_multihead" text:style-name="Internet_20_link" text:visited-style-name="Visited_20_Internet_20_Link"><text:span text:style-name="T14">One wallpaper across multihead</text:span></text:a></text:p>
      <text:p text:style-name="P173"><text:a xlink:type="simple" xlink:href="https://wiki.manjaro.org/index.php/Set_all_Java_apps_to_use_GTK%2B_font_%26_theme_settings" text:style-name="Internet_20_link" text:visited-style-name="Visited_20_Internet_20_Link"><text:span text:style-name="T16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7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20"> </text:span></text:a></text:p>
      <text:p text:style-name="P201"><text:a xlink:type="simple" xlink:href="https://wiki.archlinux.org/title/Activating_numlock_on_bootup" text:style-name="Internet_20_link" text:visited-style-name="Visited_20_Internet_20_Link"><text:span text:style-name="T23">Activate numlock on startup</text:span></text:a></text:p>
      <text:p text:style-name="P193"><text:span text:style-name="T14"/></text:p>
      <text:p text:style-name="P196"><text:a xlink:type="simple" xlink:href="https://wiki.archlinux.org/title/Dual_boot_with_Windows" text:style-name="Internet_20_link" text:visited-style-name="Visited_20_Internet_20_Link"><text:span text:style-name="T50">Dualboot arch with windows</text:span></text:a></text:p>
      <text:p text:style-name="P191"/>
      <text:p text:style-name="P193"/>
      <text:p text:style-name="P150"><text:bookmark-start text:name="4.8 Custom scripts"/>Custom scripts<text:bookmark-end text:name="4.8 Custom scripts"/></text:p>
      <text:p text:style-name="P50"/>
      <text:p text:style-name="P44"><text:bookmark-start text:name="Firewall"/>Firewall, no dist<text:span text:style-name="T44">urb</text:span> mode and autologin quick settings<text:bookmark-end text:name="Firewall"/></text:p>
      <text:p text:style-name="P43"><text:tab/><text:a xlink:type="simple" xlink:href="https://pastebin.com/raw/Vna6dNRz" text:style-name="Internet_20_link" text:visited-style-name="Visited_20_Internet_20_Link">https://pastebin.com/raw/Vna6dNRz</text:a><text:tab/></text:p>
      <text:p text:style-name="P43"><text:span text:style-name="T105"><text:tab/>Alias </text:span><text:span text:style-name="T106">them on page </text:span><text:span text:style-name="T106"><text:bookmark-ref text:reference-format="page" text:ref-name="Firewall no disturb mode and autologin quick settings:">12</text:bookmark-ref></text:span></text:p>
      <text:p text:style-name="P43"/>
      <text:p text:style-name="P43">Custom neofetch</text:p>
      <text:p text:style-name="P105">rm -rf ~/.config/neofetch/config.conf</text:p>
      <text:p text:style-name="P105">cd ~/.config/neofetch/</text:p>
      <text:p text:style-name="P106">wget https://pastebin.com/raw/dWnPDBaX</text:p>
      <text:p text:style-name="P106">mv dWnPDBaX config.conf</text:p>
      <text:p text:style-name="P63"><text:a xlink:type="simple" xlink:href="https://wiki.archlinux.org/title/Activating_numlock_on_bootup" text:style-name="Internet_20_link" text:visited-style-name="Visited_20_Internet_20_Link"><text:span text:style-name="T14"/></text:a></text:p>
      <text:p text:style-name="P64"><text:a xlink:type="simple" xlink:href="https://wiki.archlinux.org/title/Polkit" text:style-name="Internet_20_link" text:visited-style-name="Visited_20_Internet_20_Link"><text:span text:style-name="T14">Custom polkit</text:span></text:a></text:p>
      <text:p text:style-name="P105">su</text:p>
      <text:p text:style-name="P105">mkdir /etc/polkit-1/rules.d/</text:p>
      <text:p text:style-name="P105">cd /etc/polkit-1/rules.d/</text:p>
      <text:p text:style-name="P106">wget https://pastebin.com/raw/144dRAbP</text:p>
      <text:p text:style-name="P49"><text:span text:style-name="T69">mv</text:span><text:span text:style-name="Strong_20_Emphasis"><text:span text:style-name="T69"> </text:span></text:span><text:span text:style-name="Strong_20_Emphasis"><text:span text:style-name="T70">144dRAbP 99-manjaro.rules</text:span></text:span></text:p>
      <text:p text:style-name="P45"><text:tab/></text:p>
      <text:p text:style-name="P45"/>
      <text:p text:style-name="P63"><text:a xlink:type="simple" xlink:href="https://github.com/hakszihu/ArchSettings/blob/main/auto-cpufreq.conf" text:style-name="Internet_20_link" text:visited-style-name="Visited_20_Internet_20_Link"><text:span text:style-name="T18">Auto-cpufreq config</text:span></text:a></text:p>
      <text:p text:style-name="P45"><text:span text:style-name="Strong_20_Emphasis"><text:span text:style-name="T70">cd /etc/</text:span></text:span></text:p>
      <text:p text:style-name="P49"><text:span text:style-name="Strong_20_Emphasis"><text:span text:style-name="T70">wget https://pastebin.com/raw/4ChzT2Tm</text:span></text:span></text:p>
      <text:p text:style-name="P49"><text:span text:style-name="Strong_20_Emphasis"><text:span text:style-name="T70">mv 4ChzT2Tm auto-cpufreq.conf</text:span></text:span></text:p>
      <text:p text:style-name="P41"/>
      <text:p text:style-name="P42"/>
      <text:p text:style-name="P75"/>
      <text:p text:style-name="P151"><text:bookmark-start text:name="4.9 System maintaining"/>System maintaining<text:bookmark-end text:name="4.9 System maintaining"/></text:p>
      <text:p text:style-name="P37"/>
      <text:p text:style-name="P38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38"><text:tab/><text:span text:style-name="Strong_20_Emphasis"><text:span text:style-name="T70">find . -xtype l -delete</text:span></text:span></text:p>
      <text:p text:style-name="P37"/>
      <text:p text:style-name="P37">Automate cache clearing</text:p>
      <text:p text:style-name="P37"><text:tab/><text:span text:style-name="Strong_20_Emphasis"><text:span text:style-name="T70">find ~/.cache/ -type f -atime +100 -delete</text:span></text:span></text:p>
      <text:p text:style-name="P77"/>
      <text:p text:style-name="P77">Remove all journalctl older than 2 weeks:</text:p>
      <text:p text:style-name="P77"><text:tab/><text:span text:style-name="Strong_20_Emphasis"><text:span text:style-name="T70">journalctl --vacuum-time=2weeks</text:span></text:span></text:p>
      <text:p text:style-name="P152"><text:bookmark-start text:name="4.10 Troubleshooting"/>Troubleshooting<text:bookmark-end text:name="4.10 Troubleshooting"/></text:p>
      <text:p text:style-name="P39"/>
      <text:p text:style-name="P70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1">o</text:span></text:a><text:a xlink:type="simple" xlink:href="https://wiki.archlinux.org/title/bluetooth#Installation" text:style-name="Internet_20_link" text:visited-style-name="Visited_20_Internet_20_Link">oth is not working</text:a></text:p>
      <text:p text:style-name="P70"><text:tab/><text:span text:style-name="Strong_20_Emphasis"><text:span text:style-name="T70">sudo systemctl enable bluetooth &amp;&amp; sudo systemctl start bluetooth</text:span></text:span></text:p>
      <text:p text:style-name="P68"/>
      <text:p text:style-name="P68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07">screen</text:span></text:a></text:p>
      <text:p text:style-name="P68"><text:tab/><text:span text:style-name="Strong_20_Emphasis"><text:span text:style-name="T70">su</text:span></text:span></text:p>
      <text:p text:style-name="P68"><text:span text:style-name="Strong_20_Emphasis"><text:span text:style-name="T70"><text:tab/>mkdir /etc/systemd/system/getty@tty1.service.d</text:span></text:span></text:p>
      <text:p text:style-name="P68"><text:span text:style-name="Strong_20_Emphasis"><text:span text:style-name="T70"><text:tab/>nano /etc/systemd/system/getty@tty1.service.d/noclear.conf</text:span></text:span></text:p>
      <text:p text:style-name="P68"><text:tab/><text:tab/>[Service]</text:p>
      <text:p text:style-name="P68"><text:tab/><text:tab/>TTYVTDisallocate=no</text:p>
      <text:p text:style-name="P68"/>
      <text:p text:style-name="P68"/>
      <text:p text:style-name="P68">Failed services:</text:p>
      <text:p text:style-name="P68"><text:tab/><text:tab/><text:span text:style-name="Strong_20_Emphasis"><text:span text:style-name="T70">systemctl --failed</text:span></text:span></text:p>
      <text:p text:style-name="P68"/>
      <text:p text:style-name="P68">Logfiles:</text:p>
      <text:p text:style-name="P68"><text:tab/><text:tab/><text:span text:style-name="Strong_20_Emphasis"><text:span text:style-name="T70">journalctl -p 3 -b</text:span></text:span></text:p>
      <text:p text:style-name="P68"/>
      <text:p text:style-name="P68"/>
      <text:p text:style-name="P68">Check packages that were installed but no packages depend on them now:</text:p>
      <text:p text:style-name="P68"><text:tab/><text:tab/><text:span text:style-name="Strong_20_Emphasis"><text:span text:style-name="T70">pacman -Qtd</text:span></text:span></text:p>
      <text:p text:style-name="P68"/>
      <text:p text:style-name="P68">Manually installed packages that no package depend on:</text:p>
      <text:p text:style-name="P68"><text:tab/><text:tab/><text:span text:style-name="Strong_20_Emphasis"><text:span text:style-name="T70">pacman -Qm</text:span></text:span></text:p>
      <text:p text:style-name="P68"/>
      <text:p text:style-name="P68">List installed packages:</text:p>
      <text:p text:style-name="P68"><text:tab/><text:span text:style-name="Strong_20_Emphasis"><text:span text:style-name="T70">pacman -Ql</text:span></text:span></text:p>
      <text:p text:style-name="P68"><text:span text:style-name="Strong_20_Emphasis"><text:span text:style-name="T70"><text:tab/>yay -Ql</text:span></text:span></text:p>
      <text:p text:style-name="P68"/>
      <text:p text:style-name="P73">Touchpad not working:<text:span text:style-name="T73"><text:tab/><text:tab/></text:span></text:p>
      <text:p text:style-name="P68"><text:tab/><text:span text:style-name="Strong_20_Emphasis"><text:span text:style-name="T70">yay -S xf86-input-libinput</text:span></text:span></text:p>
      <text:p text:style-name="P68"/>
      <text:p text:style-name="P88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88"><text:tab/><text:span text:style-name="Strong_20_Emphasis"><text:span text:style-name="T93">yay -S xorg-xinput</text:span></text:span></text:p>
      <text:p text:style-name="P88"><text:span text:style-name="Strong_20_Emphasis"><text:span text:style-name="T93"><text:tab/>xinput</text:span></text:span></text:p>
      <text:p text:style-name="P72"/>
      <text:p text:style-name="P71"><text:a xlink:type="simple" xlink:href="https://wiki.manjaro.org/index.php/How_to_mount_Windows_(NTFS)_filesystem_due_to_hibernation" text:style-name="Internet_20_link" text:visited-style-name="Visited_20_Internet_20_Link"><text:span text:style-name="T41">Windows unmountable due to hibernation</text:span></text:a></text:p>
      <text:p text:style-name="P56"/>
      <text:p text:style-name="P71"><text:span text:style-name="T41">S</text:span><text:span text:style-name="T22">creen tearing</text:span></text:p>
      <text:p text:style-name="P79"><text:span text:style-name="T25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79"><text:tab/><text:a xlink:type="simple" xlink:href="https://wiki.manjaro.org/index.php/DMenu" text:style-name="Internet_20_link" text:visited-style-name="Visited_20_Internet_20_Link"><text:span text:style-name="T45">Using dmenu</text:span></text:a></text:p>
      <text:p text:style-name="P79"><text:tab/><text:a xlink:type="simple" xlink:href="https://wiki.manjaro.org/index.php/Simple_fix_for_screen_tearing_-_nVidia" text:style-name="Internet_20_link" text:visited-style-name="Visited_20_Internet_20_Link"><text:span text:style-name="T45">Fixes specifically for NVIDIA</text:span></text:a></text:p>
      <text:p text:style-name="P79"/>
      <text:p text:style-name="P80"><text:a xlink:type="simple" xlink:href="https://wiki.manjaro.org/index.php/Volume_Stuck_on_Mute_(XFCE_Desktop)" text:style-name="Internet_20_link" text:visited-style-name="Visited_20_Internet_20_Link"><text:span text:style-name="T24">Volume stuck on mute</text:span></text:a></text:p>
      <text:p text:style-name="P46"/>
      <text:p text:style-name="P81"><text:a xlink:type="simple" xlink:href="https://wiki.manjaro.org/index.php/Reactivating_the_Backlight" text:style-name="Internet_20_link" text:visited-style-name="Visited_20_Internet_20_Link"><text:span text:style-name="T29">Reactivating the screen backlight (BIOS ONLY)</text:span></text:a></text:p>
      <text:p text:style-name="P48"><text:span text:style-name="Strong_20_Emphasis"><text:span text:style-name="T70">sudo sed -i "s/\(GRUB_CMDLINE_LINUX=\)\"\"/\1\"acpi_osi=Linux acpi_backlight=vendor\"/" /etc/default/grub -i</text:span></text:span></text:p>
      <text:p text:style-name="P47"><text:span text:style-name="Strong_20_Emphasis"><text:span text:style-name="T70">sudo update-grub</text:span></text:span></text:p>
      <text:p text:style-name="P153"><text:bookmark-start text:name="5. Useful commands"/>Useful commands<text:bookmark-end text:name="5. Useful commands"/></text:p>
      <text:p text:style-name="P47"/>
      <text:p text:style-name="P82"><text:a xlink:type="simple" xlink:href="https://kifarunix.com/uncomment-lines-in-a-file-using-sed-in-linux/" text:style-name="Internet_20_link" text:visited-style-name="Visited_20_Internet_20_Link"><text:span text:style-name="T46">Using SED to uncomment</text:span></text:a></text:p>
      <text:p text:style-name="P89">Uncomment when text matches:</text:p>
      <text:p text:style-name="P89"><text:tab/><text:span text:style-name="T43">sudo sed -i '/*SEARCH_FOR_THIS*/s/^#/g' WHERE_TO_UNCOMMENT</text:span></text:p>
      <text:p text:style-name="P107"><text:tab/>sudo sed -i '/autologin-user=hakszi/s/^#//g' /etc/lightdm/lightdm.conf</text:p>
      <text:p text:style-name="P89"/>
      <text:p text:style-name="P89">Uncomment at line X:</text:p>
      <text:p text:style-name="P90"><text:s text:c="9"/><text:tab/><text:span text:style-name="T43">sed '*line_number*s/^#//' /etc/pacman.conf</text:span></text:p>
      <text:p text:style-name="P90"><text:span text:style-name="T22"><text:tab/></text:span><text:span text:style-name="T74">sed '93s/^#//' /etc/pacman.conf</text:span></text:p>
      <text:p text:style-name="P96"/>
      <text:p text:style-name="P96">Setup alias SSH connection with password</text:p>
      <text:p text:style-name="P96"><text:tab/><text:span text:style-name="T110">sshpass -p *PASSWORD_HERE* ssh *username*@*ip_address*</text:span></text:p>
      <text:p text:style-name="P96"><text:tab/><text:span text:style-name="T75">sshpass -p hakszi ssh </text:span><text:a xlink:type="simple" xlink:href="mailto:pi@pi.hole" text:style-name="Internet_20_link" text:visited-style-name="Visited_20_Internet_20_Link">pi@pi.hole</text:a></text:p>
      <text:p text:style-name="P183"/>
      <text:p text:style-name="P102">Run the last command with sudo</text:p>
      <text:p text:style-name="P86"><text:span text:style-name="T64"><text:tab/></text:span><text:span text:style-name="T65">s</text:span><text:span text:style-name="T64">udo !!</text:span></text:p>
      <text:p text:style-name="P178"><text:bookmark-start text:name="5.1 Unsafe commands"/>Unsafe commands<text:bookmark-end text:name="5.1 Unsafe commands"/></text:p>
      <text:p text:style-name="P104">(without thinking)</text:p>
      <text:p text:style-name="P155"/>
      <text:list xml:id="list3494254595" text:style-name="L2">
        <text:list-item>
          <text:p text:style-name="P184"><text:span text:style-name="Strong_20_Emphasis"><text:span text:style-name="T94">pacman -Sy</text:span></text:span></text:p>
          <text:list>
            <text:list-item>
              <text:p text:style-name="P188">Note that this is essential when installing the system.</text:p>
            </text:list-item>
            <text:list-item>
              <text:p text:style-name="P189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190">TLDR: Refreshes package list, without upgrading the system, <text:span text:style-name="T130">and this </text:span>could lead to dependency issues.</text:p>
            </text:list-item>
          </text:list>
        </text:list-item>
        <text:list-item>
          <text:p text:style-name="P185"><text:span text:style-name="Strong_20_Emphasis"><text:span text:style-name="T94">rm -rf</text:span></text:span></text:p>
          <text:list>
            <text:list-item>
              <text:p text:style-name="P190">Doesn’t ask, whether you want to uninstall the files, or not <text:span text:style-name="T127">and deletes everything recursively</text:span>. You can delete essential system files with this. Use safe-rm (<text:span text:style-name="T128">yay -S safe-rm</text:span>).</text:p>
            </text:list-item>
          </text:list>
        </text:list-item>
        <text:list-item>
          <text:p text:style-name="P185"><text:span text:style-name="Strong_20_Emphasis"><text:span text:style-name="T94">dd</text:span></text:span></text:p>
          <text:list>
            <text:list-item>
              <text:p text:style-name="P190">Informally known as disk destroyer (be very careful when using this)</text:p>
            </text:list-item>
          </text:list>
        </text:list-item>
        <text:list-item>
          <text:p text:style-name="P186"><text:span text:style-name="Strong_20_Emphasis"><text:span text:style-name="T94">chmod 777</text:span></text:span></text:p>
          <text:list>
            <text:list-item>
              <text:p text:style-name="P195"><text:a xlink:type="simple" xlink:href="https://linuxize.com/post/what-does-chmod-777-mean/" text:style-name="Internet_20_link" text:visited-style-name="Visited_20_Internet_20_Link"><text:span text:style-name="T66">What does chmod 777 mean?</text:span></text:a></text:p>
            </text:list-item>
            <text:list-item>
              <text:p text:style-name="P197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03"/>
      <text:p text:style-name="P85"><text:a xlink:type="simple" xlink:href="https://www.tecmint.com/10-most-dangerous-commands-you-should-never-execute-on-linux/" text:style-name="Internet_20_link" text:visited-style-name="Visited_20_Internet_20_Link"><text:span text:style-name="T126">Other dangerous commands</text:span></text:a></text:p>
      <text:p text:style-name="P157"><text:bookmark-start text:name="6. Gaming"/><text:span text:style-name="T109">Gaming</text:span><text:bookmark-end text:name="6. Gaming"/><text:span text:style-name="T49"><text:line-break/></text:span></text:p>
      <text:p text:style-name="P82"><text:a xlink:type="simple" xlink:href="https://www.makeuseof.com/turn-arch-linux-into-a-gaming-system-with-steam/" text:style-name="Internet_20_link" text:visited-style-name="Visited_20_Internet_20_Link"><text:span text:style-name="T76">Getting steam set up:</text:span></text:a></text:p>
      <text:p text:style-name="P82"><text:span text:style-name="Strong_20_Emphasis"><text:span text:style-name="T70">sudo mkdir ~/.fonts/ &amp;&amp; cd ~/.fonts/</text:span></text:span></text:p>
      <text:p text:style-name="P91"><text:span text:style-name="Strong_20_Emphasis"><text:span text:style-name="T93">wget https://support.steampowered.com/downloads/1974-YFKL-4947/SteamFonts.zip</text:span></text:span></text:p>
      <text:p text:style-name="P91"><text:span text:style-name="Strong_20_Emphasis"><text:span text:style-name="T93">unzip SteamFonts.zip &amp;&amp; rm SteamFonts.zip</text:span></text:span></text:p>
      <text:p text:style-name="P91"/>
      <text:p text:style-name="P93"><text:a xlink:type="simple" xlink:href="https://github.com/sammilucia/arch-gaming#update-your-kernel" text:style-name="Internet_20_link" text:visited-style-name="Visited_20_Internet_20_Link">Mouse latency</text:a></text:p>
      <text:p text:style-name="P94"><text:tab/><text:span text:style-name="Strong_20_Emphasis"><text:span text:style-name="T93">sudo nano /etc/default/grub</text:span></text:span></text:p>
      <text:p text:style-name="P94"><text:tab/>add:<text:tab/><text:tab/>usbhid.mousepoll=1 <text:s/></text:p>
      <text:p text:style-name="P93"><text:tab/>to:<text:tab/><text:tab/>GRUB_CMDLINE_LINUX_DEFAULT</text:p>
      <text:p text:style-name="P95"><text:tab/><text:span text:style-name="Strong_20_Emphasis"><text:span text:style-name="T93">update-grub</text:span></text:span></text:p>
      <text:p text:style-name="P93"/>
      <text:p text:style-name="P93"><text:a xlink:type="simple" xlink:href="https://github.com/sammilucia" text:style-name="Internet_20_link" text:visited-style-name="Visited_20_Internet_20_Link"><text:span text:style-name="T77">STEAM</text:span></text:a><text:tab/></text:p>
      <text:p text:style-name="P93"><text:tab/><text:a xlink:type="simple" xlink:href="https://github.com/sammilucia/arch-gaming#steam-configuration" text:style-name="Internet_20_link" text:visited-style-name="Visited_20_Internet_20_Link">Steam configuration</text:a></text:p>
      <text:p text:style-name="P82"><text:span text:style-name="T48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82"><text:span text:style-name="T48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82"><text:span text:style-name="T77"><text:tab/></text:span><text:a xlink:type="simple" xlink:href="https://github.com/sammilucia/arch-gaming#fix-laggy-screen-updates" text:style-name="Internet_20_link" text:visited-style-name="Visited_20_Internet_20_Link"><text:span text:style-name="T77">Laggy screen updates</text:span></text:a></text:p>
      <text:p text:style-name="P82"><text:span text:style-name="T77"><text:tab/></text:span><text:a xlink:type="simple" xlink:href="https://github.com/sammilucia/arch-gaming#using-environment-variables-instead" text:style-name="Internet_20_link" text:visited-style-name="Visited_20_Internet_20_Link"><text:span text:style-name="T77">using enviroment variables</text:span></text:a></text:p>
      <text:p text:style-name="P82"/>
      <text:p text:style-name="P82"><text:a xlink:type="simple" xlink:href="https://www.reddit.com/r/archlinux/comments/u9pto2/setup_an_amd_gpu_for_daily_usage/" text:style-name="Internet_20_link" text:visited-style-name="Visited_20_Internet_20_Link"><text:span text:style-name="T78">Set-up an AMD GPU for daily usage (Graphics,Gaming,Compute,etc) in Arch Linux.</text:span></text:a>:</text:p>
      <text:p text:style-name="P84"><text:tab/><text:span text:style-name="Strong_20_Emphasis"><text:span text:style-name="T70">sudo nano /etc/environment<text:tab/></text:span></text:span></text:p>
      <text:p text:style-name="P198"><text:tab/><text:tab/>AMD_VULKAN_ICD=RADV<text:tab/></text:p>
      <text:p text:style-name="P82"/>
      <text:p text:style-name="P82">Complied for certain games:</text:p>
      <text:p text:style-name="P82"><text:tab/><text:span text:style-name="Strong_20_Emphasis"><text:span text:style-name="T70">yay -S wine-ge-custom</text:span></text:span></text:p>
      <text:p text:style-name="P82"/>
      <text:p text:style-name="P108">Java (<text:span text:style-name="T111">if another version is needed</text:span>):</text:p>
      <text:p text:style-name="P108"><text:tab/>Find all available versions</text:p>
      <text:p text:style-name="P108"><text:tab/><text:tab/><text:span text:style-name="Strong_20_Emphasis"><text:span text:style-name="T70">sudo pacman -sS java | grep jdk</text:span></text:span></text:p>
      <text:p text:style-name="P97"><text:tab/>Install the one you want.</text:p>
      <text:p text:style-name="P92"><text:tab/></text:p>
      <text:p text:style-name="P92"><text:a xlink:type="simple" xlink:href="https://wiki.archlinux.org/title/wine#WINEARCH" text:style-name="Internet_20_link" text:visited-style-name="Visited_20_Internet_20_Link">32 bit wine</text:a></text:p>
      <text:p text:style-name="P83"><text:a xlink:type="simple" xlink:href="https://github.com/lutris/docs/blob/master/Origin.md" text:style-name="Internet_20_link" text:visited-style-name="Visited_20_Internet_20_Link"><text:span text:style-name="T47">origin</text:span></text:a></text:p>
      <text:p text:style-name="P83"><text:a xlink:type="simple" xlink:href="https://www.addictivetips.com/ubuntu-linux-tips/how-to-use-ea-origin-on-linux/" text:style-name="Internet_20_link" text:visited-style-name="Visited_20_Internet_20_Link"><text:span text:style-name="T76">origin on linux #2</text:span></text:a></text:p>
      <text:p text:style-name="P83"><text:a xlink:type="simple" xlink:href="https://lutris.net/games/simcity-2013/" text:style-name="Internet_20_link" text:visited-style-name="Visited_20_Internet_20_Link"><text:span text:style-name="T76">Simcity</text:span></text:a></text:p>
      <text:p text:style-name="P98">Lutris install</text:p>
      <text:p text:style-name="P179"><text:bookmark-start text:name="7. Security"/>Security<text:bookmark-end text:name="7. Security"/></text:p>
      <text:p text:style-name="P172"/>
      <text:p text:style-name="P138"><text:a xlink:type="simple" xlink:href="https://wiki.manjaro.org/index.php/Block_Lists_for_Deluge_%26_qBittorrent" text:style-name="Internet_20_link" text:visited-style-name="Visited_20_Internet_20_Link">Block list for qbittorent</text:a><text:span text:style-name="T38"> </text:span><text:span text:style-name="T39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58"><text:tab/><text:span text:style-name="Strong_20_Emphasis"><text:span text:style-name="T70">cd ~/.config/qBittorrent/</text:span></text:span></text:p>
      <text:p text:style-name="P59"><text:tab/><text:span text:style-name="T108">download files from </text:span><text:a xlink:type="simple" xlink:href="https://github.com/hakszihu/ArchSettings/blob/main/ipfilter.dat" text:style-name="Internet_20_link" text:visited-style-name="Visited_20_Internet_20_Link"><text:span text:style-name="T108">here</text:span></text:a><text:span text:style-name="T108"> into this folder.</text:span></text:p>
      <text:p text:style-name="P59"/>
      <text:p text:style-name="P62"><text:a xlink:type="simple" xlink:href="https://stafwag.github.io/blog/blog/2018/02/10/update-your-cpu-microcodeon-arch-linux/" text:style-name="Internet_20_link" text:visited-style-name="Visited_20_Internet_20_Link"><text:span text:style-name="T14">Microcode</text:span></text:a></text:p>
      <text:p text:style-name="P40">AMD</text:p>
      <text:p text:style-name="P40"><text:tab/><text:span text:style-name="Strong_20_Emphasis"><text:span text:style-name="T70">sudo pacman -Syy amd-ucode</text:span></text:span></text:p>
      <text:p text:style-name="P40"><text:tab/><text:span text:style-name="Strong_20_Emphasis"><text:span text:style-name="T70">yay -S iucode-tool</text:span></text:span></text:p>
      <text:p text:style-name="P40"><text:span text:style-name="Strong_20_Emphasis"><text:span text:style-name="T70"><text:tab/>sudo update-grub</text:span></text:span></text:p>
      <text:p text:style-name="P40"/>
      <text:p text:style-name="P40">Intel</text:p>
      <text:p text:style-name="P40"><text:tab/><text:span text:style-name="Strong_20_Emphasis"><text:span text:style-name="T70">sudo pacman -Syy intel-ucode</text:span></text:span></text:p>
      <text:p text:style-name="P40"><text:span text:style-name="Strong_20_Emphasis"><text:span text:style-name="T70"><text:tab/>yay -S iucode-tool</text:span></text:span></text:p>
      <text:p text:style-name="P40"><text:span text:style-name="Strong_20_Emphasis"><text:span text:style-name="T70"><text:tab/>sudo update-grub</text:span></text:span></text:p>
      <text:p text:style-name="P57"/>
      <text:p text:style-name="P67"><text:a xlink:type="simple" xlink:href="https://wiki.archlinux.org/title/Security#Enforcing_strong_passwords_with_pam_pwquality" text:style-name="Internet_20_link" text:visited-style-name="Visited_20_Internet_20_Link"><text:span text:style-name="T14">Enforcing strong passwords</text:span></text:a></text:p>
      <text:p text:style-name="P66"><text:a xlink:type="simple" xlink:href="https://wiki.archlinux.org/title/firejail" text:style-name="Internet_20_link" text:visited-style-name="Visited_20_Internet_20_Link"><text:span text:style-name="T14">Running apps in sandbox (firejail)</text:span></text:a></text:p>
      <text:p text:style-name="P66"><text:a xlink:type="simple" xlink:href="https://wiki.manjaro.org/index.php/Firejail" text:style-name="Internet_20_link" text:visited-style-name="Visited_20_Internet_20_Link"><text:span text:style-name="T15">Firejail (manjaro)</text:span></text:a></text:p>
      <text:p text:style-name="P58"><text:a xlink:type="simple" xlink:href="https://wiki.archlinux.org/title/Polkit#Installation" text:style-name="Internet_20_link" text:visited-style-name="Visited_20_Internet_20_Link">Running apps in sandbox (polkit)</text:a></text:p>
      <text:p text:style-name="P58"/>
      <text:p text:style-name="P58"/>
      <text:p text:style-name="P154"><text:bookmark-start text:name="9. Saving &amp; reloading the system"/>Saving &amp; reloading the system<text:bookmark-end text:name="9. Saving &amp; reloading the system"/></text:p>
      <text:p text:style-name="P51"/>
      <text:p text:style-name="P51">Save:</text:p>
      <text:p text:style-name="P52"><text:tab/><text:span text:style-name="T55">dd if=/</text:span><text:span text:style-name="T57">partition/to/be/written/on</text:span><text:span text:style-name="T56"> </text:span><text:span text:style-name="T55">bs=64M status=progress | zstd -q3T2c --adapt - &gt; </text:span><text:span text:style-name="T57">NAME</text:span><text:span text:style-name="T56">.img.zst</text:span></text:p>
      <text:p text:style-name="P60"><text:span text:style-name="T80"><text:tab/></text:span><text:span text:style-name="T58">dd if=/dev/nvme0n1 bs=64M status=progress | zstd -q3T2c --adapt - &gt; manjaro.img.</text:span><text:span text:style-name="T59">zst</text:span></text:p>
      <text:p text:style-name="P51"/>
      <text:p text:style-name="P51">Reload <text:span text:style-name="T82">previous save </text:span><text:span text:style-name="T129">(from a live system)</text:span>:</text:p>
      <text:p text:style-name="P51"><text:tab/><text:span text:style-name="T56">zstd -vkdc /</text:span><text:span text:style-name="T57">backup/file</text:span><text:span text:style-name="T56">.img.zst | dd of=/dev/sdX bs=4M status=progress</text:span></text:p>
      <text:p text:style-name="P61"><text:span text:style-name="T53"><text:tab/></text:span><text:span text:style-name="T59">zstd manjaro.img.zst | dd of=/dev/sdX bs=4M status=progress</text:span></text:p>
      <text:p text:style-name="P99"/>
      <text:p text:style-name="P101"><text:span text:style-name="T114">Speed up save and reload</text:span>:</text:p>
      <text:p text:style-name="P101"><text:tab/><text:span text:style-name="Strong_20_Emphasis"><text:span text:style-name="T93">su</text:span></text:span></text:p>
      <text:p text:style-name="P101"><text:tab/><text:span text:style-name="Strong_20_Emphasis"><text:span text:style-name="T93">cd</text:span></text:span> /<text:span text:style-name="T114">where/you/save/or/load/backup/from</text:span></text:p>
      <text:p text:style-name="P53"><text:span text:style-name="T54"><text:tab/></text:span><text:span text:style-name="T53"> </text:span></text:p>
      <text:p text:style-name="P101">Troubleshooting:</text:p>
      <text:p text:style-name="P101"><text:tab/>Problem #1: <text:span text:style-name="T114">Terminal kills program, ram usage at 100%</text:span></text:p>
      <text:p text:style-name="P101"><text:tab/>Solution to #1: <text:span text:style-name="T114">Extend ram</text:span>, <text:span text:style-name="T114">or </text:span><text:span text:style-name="T115">(slower method)</text:span>:</text:p>
      <text:p text:style-name="P109"><text:span text:style-name="T60"><text:tab/><text:tab/></text:span><text:span text:style-name="T61"><text:tab/></text:span><text:span text:style-name="Strong_20_Emphasis"><text:span text:style-name="T70">sudo nano /etc/makepkg.conf</text:span></text:span></text:p>
      <text:p text:style-name="P160"><text:span text:style-name="T2"><text:tab/><text:tab/><text:tab/><text:tab/></text:span><text:span text:style-name="T60">MAKEFLAGS="-j</text:span><text:span text:style-name="T62">2</text:span><text:span text:style-name="T60">"<text:line-break/><text:line-break/></text:span></text:p>
      <text:p text:style-name="P180"><text:bookmark-start text:name="8. Extra productiveness"/>Extra productiveness<text:bookmark-end text:name="8. Extra productiveness"/></text:p>
      <text:p text:style-name="P159"><text:a xlink:type="simple" xlink:href="https://wiki.manjaro.org/index.php/Keyboard_and_Mouse_Sharing" text:style-name="Internet_20_link" text:visited-style-name="Visited_20_Internet_20_Link"><text:span text:style-name="T26"/></text:a></text:p>
      <text:p text:style-name="P160"><text:a xlink:type="simple" xlink:href="https://wiki.manjaro.org/index.php/Keyboard_and_Mouse_Sharing" text:style-name="Internet_20_link" text:visited-style-name="Visited_20_Internet_20_Link"><text:span text:style-name="T40">Control 2 PC with one mouse and keyboard</text:span></text:a></text:p>
      <text:p text:style-name="P160"><text:a xlink:type="simple" xlink:href="https://wiki.manjaro.org/index.php/VirtualBox" text:style-name="Internet_20_link" text:visited-style-name="Visited_20_Internet_20_Link"><text:span text:style-name="T63">Set up virtualbox on arch</text:span></text:a></text:p>
      <text:p text:style-name="P205"><text:span text:style-name="T68">U</text:span><text:span text:style-name="T67">seful things to take a look at later (guessed right, procastination)</text:span></text:p>
      <text:p text:style-name="P204"><text:span text:style-name="T60"/></text:p>
      <text:p text:style-name="P204"><text:span text:style-name="T60">https://wiki.archlinux.org/title/Frequently_asked_questions</text:span></text:p>
      <text:p text:style-name="P204"><text:span text:style-name="T60">https://wiki.archlinux.org/title/Improving_performance</text:span></text:p>
      <text:p text:style-name="P204"><text:span text:style-name="T60">https://wiki.archlinux.org/title/Improving_performance/Boot_process</text:span></text:p>
      <text:p text:style-name="P204"><text:span text:style-name="T60">https://wiki.archlinux.org/title/Security#Enforcing_strong_passwords_with_pam_pwquality</text:span></text:p>
      <text:p text:style-name="P204"><text:span text:style-name="T60"/></text:p>
      <text:p text:style-name="P204"><text:span text:style-name="T60">https://wiki.archlinux.org/title/Lenovo_V15_G2-ALC</text:span></text:p>
      <text:p text:style-name="P204"><text:span text:style-name="T60">https://wiki.archlinux.org/title/Lenovo_V15_G2-ALC#Function_Keys</text:span></text:p>
      <text:p text:style-name="P204"><text:span text:style-name="T60"/></text:p>
      <text:p text:style-name="P204"><text:span text:style-name="T60">https://wiki.archlinux.org/title/System_maintenance</text:span></text:p>
      <text:p text:style-name="P204"><text:span text:style-name="T60">https://wiki.archlinux.org/title/Security</text:span></text:p>
      <text:p text:style-name="P204"><text:span text:style-name="T60">https://wiki.archlinux.org/title/Domain_name_resolution#Privacy_and_security</text:span></text:p>
      <text:p text:style-name="P204"><text:span text:style-name="T60">https://wiki.archlinux.org/title/Power_management#Power_management_with_systemd</text:span></text:p>
      <text:p text:style-name="P204"><text:span text:style-name="T60">https://wiki.archlinux.org/title/CPU_frequency_scaling</text:span></text:p>
      <text:p text:style-name="P204"><text:span text:style-name="T60">https://wiki.archlinux.org/title/Solid_state_drive</text:span></text:p>
      <text:p text:style-name="P204"><text:span text:style-name="T60">https://wiki.archlinux.org/title/Uniform_look_for_Qt_and_GTK_applications</text:span></text:p>
      <text:p text:style-name="P204"><text:span text:style-name="T60"/></text:p>
      <text:p text:style-name="P204"><text:span text:style-name="T60">https://wiki.archlinux.org/title/Backlight</text:span></text:p>
      <text:p text:style-name="P204"><text:span text:style-name="T60">https://wiki.archlinux.org/title/Webcam_setup</text:span></text:p>
      <text:p text:style-name="P204"><text:span text:style-name="T60">https://wiki.archlinux.org/title/Hardware_video_acceleration#NVIDIA</text:span></text:p>
      <text:p text:style-name="P204"><text:span text:style-name="T60">https://wiki.archlinux.org/title/Acpid</text:span></text:p>
      <text:p text:style-name="P204"><text:span text:style-name="T60">https://wiki.archlinux.org/title/Extra_keyboard_keys</text:span></text:p>
      <text:p text:style-name="P204"><text:span text:style-name="T60">https://wiki.archlinux.org/title/Network_configuration/Wireless</text:span></text:p>
      <text:p text:style-name="P204"><text:span text:style-name="T60">https://wiki.archlinux.org/title/Display_Power_Management_Signaling</text:span></text:p>
      <text:p text:style-name="P204"><text:span text:style-name="T60">https://wiki.archlinux.org/title/CPU_frequency_scaling</text:span></text:p>
      <text:p text:style-name="P187"/>
      <text:p text:style-name="P10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1" svg:font-family="'Source Code Pro'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03T19:57:36.390627683</dc:date>
    <dc:creator>hakszi</dc:creator>
    <meta:editing-duration>PT10H46M15S</meta:editing-duration>
    <meta:editing-cycles>176</meta:editing-cycles>
    <meta:generator>LibreOffice/7.2.7.2$Linux_X86_64 LibreOffice_project/20$Build-2</meta:generator>
    <meta:document-statistic meta:table-count="0" meta:image-count="0" meta:object-count="0" meta:page-count="23" meta:paragraph-count="561" meta:word-count="2248" meta:character-count="18287" meta:non-whitespace-character-count="16264"/>
  </office:meta>
</office:document-meta>
</file>